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0" svg:font-family="0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1" svg:font-family="'Segoe UI'" style:font-family-generic="swiss" style:font-pitch="variable"/>
  </office:font-face-decls>
  <office:automatic-styles>
    <style:style style:name="P1" style:family="paragraph" style:parent-style-name="Standard">
      <style:text-properties style:font-name="Segoe UI1"/>
    </style:style>
    <style:style style:name="P2" style:family="paragraph" style:parent-style-name="Standard">
      <style:paragraph-properties fo:text-align="justify" style:justify-single-word="false"/>
      <style:text-properties style:font-name="Segoe UI1"/>
    </style:style>
    <style:style style:name="P3" style:family="paragraph" style:parent-style-name="Standard">
      <style:text-properties style:font-name="Segoe UI1" officeooo:paragraph-rsid="002c4abf"/>
    </style:style>
    <style:style style:name="P4" style:family="paragraph" style:parent-style-name="Standard">
      <style:text-properties style:font-name="Segoe UI1" officeooo:rsid="004c8063"/>
    </style:style>
    <style:style style:name="P5" style:family="paragraph" style:parent-style-name="Standard">
      <style:text-properties style:font-name="Segoe UI1" officeooo:rsid="004c8063" officeooo:paragraph-rsid="004dae4e"/>
    </style:style>
    <style:style style:name="P6" style:family="paragraph" style:parent-style-name="Standard">
      <style:text-properties style:font-name="Segoe UI1" officeooo:rsid="004dae4e" officeooo:paragraph-rsid="004dae4e"/>
    </style:style>
    <style:style style:name="P7" style:family="paragraph" style:parent-style-name="Standard">
      <style:text-properties officeooo:paragraph-rsid="001103d5"/>
    </style:style>
    <style:style style:name="P8" style:family="paragraph" style:parent-style-name="Standard">
      <style:text-properties officeooo:paragraph-rsid="001f6f1e"/>
    </style:style>
    <style:style style:name="P9" style:family="paragraph" style:parent-style-name="Standard">
      <style:text-properties officeooo:paragraph-rsid="002938a3"/>
    </style:style>
    <style:style style:name="P10" style:family="paragraph" style:parent-style-name="Standard">
      <style:text-properties officeooo:paragraph-rsid="002c4abf"/>
    </style:style>
    <style:style style:name="P11" style:family="paragraph" style:parent-style-name="Standard">
      <style:text-properties officeooo:paragraph-rsid="0039af76"/>
    </style:style>
    <style:style style:name="P12" style:family="paragraph" style:parent-style-name="Standard">
      <style:text-properties officeooo:paragraph-rsid="0046c8a1"/>
    </style:style>
    <style:style style:name="P13" style:family="paragraph" style:parent-style-name="Standard">
      <style:text-properties officeooo:rsid="004c8063" officeooo:paragraph-rsid="004c8063"/>
    </style:style>
    <style:style style:name="P14" style:family="paragraph" style:parent-style-name="Standard">
      <style:text-properties officeooo:paragraph-rsid="004f4c18"/>
    </style:style>
    <style:style style:name="P15" style:family="paragraph" style:parent-style-name="Standard">
      <style:text-properties officeooo:paragraph-rsid="0056cf98"/>
    </style:style>
    <style:style style:name="P16" style:family="paragraph" style:parent-style-name="Standard">
      <style:text-properties officeooo:paragraph-rsid="00573903"/>
    </style:style>
    <style:style style:name="P17" style:family="paragraph" style:parent-style-name="Standard">
      <style:text-properties fo:color="#000000" loext:opacity="100%" style:font-name="Segoe UI"/>
    </style:style>
    <style:style style:name="P18" style:family="paragraph" style:parent-style-name="Standard">
      <style:text-properties style:font-name="Segoe UI"/>
    </style:style>
    <style:style style:name="P19" style:family="paragraph" style:parent-style-name="Standard_20__28_user_29_">
      <style:text-properties style:font-name="Segoe UI1"/>
    </style:style>
    <style:style style:name="P20" style:family="paragraph" style:parent-style-name="Standard_20__28_user_29_">
      <style:text-properties style:font-name="Segoe UI1" officeooo:paragraph-rsid="0015979b"/>
    </style:style>
    <style:style style:name="P21" style:family="paragraph" style:parent-style-name="Standard_20__28_user_29_">
      <style:text-properties style:font-name="Segoe UI1" officeooo:paragraph-rsid="001c867a"/>
    </style:style>
    <style:style style:name="P22" style:family="paragraph" style:parent-style-name="Standard_20__28_user_29_">
      <style:text-properties officeooo:paragraph-rsid="000bee65"/>
    </style:style>
    <style:style style:name="P23" style:family="paragraph" style:parent-style-name="Standard_20__28_user_29_">
      <style:text-properties officeooo:paragraph-rsid="003450ce"/>
    </style:style>
    <style:style style:name="P24" style:family="paragraph" style:parent-style-name="Standard_20__28_user_29_">
      <style:text-properties officeooo:paragraph-rsid="003674e5"/>
    </style:style>
    <style:style style:name="P25" style:family="paragraph" style:parent-style-name="Standard_20__28_user_29_">
      <style:text-properties officeooo:paragraph-rsid="00386a7d"/>
    </style:style>
    <style:style style:name="P26" style:family="paragraph" style:parent-style-name="Standard_20__28_user_29_">
      <style:text-properties officeooo:paragraph-rsid="0039af76"/>
    </style:style>
    <style:style style:name="P27" style:family="paragraph" style:parent-style-name="Standard_20__28_user_29_">
      <style:text-properties officeooo:paragraph-rsid="003cf3f2"/>
    </style:style>
    <style:style style:name="P28" style:family="paragraph" style:parent-style-name="Standard_20__28_user_29_">
      <style:text-properties officeooo:paragraph-rsid="003d4ae2"/>
    </style:style>
    <style:style style:name="P29" style:family="paragraph" style:parent-style-name="Standard_20__28_user_29_">
      <style:text-properties officeooo:paragraph-rsid="004a2e5c"/>
    </style:style>
    <style:style style:name="P30" style:family="paragraph" style:parent-style-name="Standard_20__28_user_29_">
      <style:paragraph-properties fo:margin-left="0cm" fo:margin-right="0cm" fo:text-indent="0cm" style:auto-text-indent="false" style:writing-mode="lr-tb"/>
    </style:style>
    <style:style style:name="P31" style:family="paragraph" style:parent-style-name="Standard_20__28_user_29_">
      <style:paragraph-properties fo:margin-left="0cm" fo:margin-right="0cm" fo:text-indent="0cm" style:auto-text-indent="false" style:writing-mode="lr-tb"/>
      <style:text-properties style:font-name="Segoe UI1"/>
    </style:style>
    <style:style style:name="P32" style:family="paragraph" style:parent-style-name="Standard_20__28_user_29_">
      <style:paragraph-properties fo:margin-left="0cm" fo:margin-right="0cm" fo:text-indent="0cm" style:auto-text-indent="false" style:writing-mode="lr-tb"/>
      <style:text-properties style:font-name="Segoe UI1" officeooo:rsid="003307f3" officeooo:paragraph-rsid="00341ca5"/>
    </style:style>
    <style:style style:name="P33" style:family="paragraph" style:parent-style-name="Standard_20__28_user_29_">
      <style:paragraph-properties fo:margin-left="0cm" fo:margin-right="0cm" fo:text-indent="0cm" style:auto-text-indent="false" style:writing-mode="lr-tb"/>
      <style:text-properties style:font-name="Segoe UI1" officeooo:paragraph-rsid="003d4ae2"/>
    </style:style>
    <style:style style:name="P34" style:family="paragraph" style:parent-style-name="Standard_20__28_user_29_">
      <style:paragraph-properties fo:margin-left="0cm" fo:margin-right="0cm" fo:text-indent="0cm" style:auto-text-indent="false" style:writing-mode="lr-tb"/>
      <style:text-properties style:font-name="Segoe UI1" officeooo:rsid="004c8063" officeooo:paragraph-rsid="004ffc2c"/>
    </style:style>
    <style:style style:name="P35" style:family="paragraph" style:parent-style-name="Standard_20__28_user_29_">
      <style:paragraph-properties fo:margin-left="0cm" fo:margin-right="0cm" fo:text-indent="0cm" style:auto-text-indent="false" style:writing-mode="lr-tb"/>
      <style:text-properties style:font-name="Segoe UI"/>
    </style:style>
    <style:style style:name="P36" style:family="paragraph" style:parent-style-name="Standard_20__28_user_29_">
      <style:paragraph-properties fo:margin-left="0cm" fo:margin-right="0cm" fo:text-indent="0cm" style:auto-text-indent="false" style:writing-mode="lr-tb"/>
      <style:text-properties style:font-name="Segoe UI" officeooo:paragraph-rsid="002938a3"/>
    </style:style>
    <style:style style:name="P37" style:family="paragraph" style:parent-style-name="Standard_20__28_user_29_">
      <style:paragraph-properties fo:margin-left="0cm" fo:margin-right="0cm" fo:text-indent="0cm" style:auto-text-indent="false" style:writing-mode="lr-tb"/>
      <style:text-properties style:font-name="Segoe UI" officeooo:rsid="002938a3" officeooo:paragraph-rsid="002938a3"/>
    </style:style>
    <style:style style:name="P38" style:family="paragraph" style:parent-style-name="Standard_20__28_user_29_">
      <style:paragraph-properties fo:margin-left="0cm" fo:margin-right="0cm" fo:text-indent="0cm" style:auto-text-indent="false" style:writing-mode="lr-tb"/>
      <style:text-properties style:font-name="Segoe UI" fo:font-weight="bold" style:font-weight-asian="bold" style:font-weight-complex="bold"/>
    </style:style>
    <style:style style:name="P39" style:family="paragraph" style:parent-style-name="Standard_20__28_user_29_">
      <style:paragraph-properties fo:margin-left="0cm" fo:margin-right="0cm" fo:text-indent="0cm" style:auto-text-indent="false" style:writing-mode="lr-tb"/>
      <style:text-properties style:font-name="Segoe UI" fo:font-weight="bold" officeooo:paragraph-rsid="0051a336" style:font-weight-asian="bold" style:font-weight-complex="bold"/>
    </style:style>
    <style:style style:name="P40" style:family="paragraph" style:parent-style-name="Standard_20__28_user_29_">
      <style:paragraph-properties fo:margin-left="0cm" fo:margin-right="0cm" fo:text-indent="0cm" style:auto-text-indent="false" style:writing-mode="lr-tb"/>
      <style:text-properties officeooo:paragraph-rsid="0026a24a"/>
    </style:style>
    <style:style style:name="P41" style:family="paragraph" style:parent-style-name="Standard_20__28_user_29_">
      <style:paragraph-properties fo:margin-left="0cm" fo:margin-right="0cm" fo:text-indent="0cm" style:auto-text-indent="false" style:writing-mode="lr-tb"/>
      <style:text-properties officeooo:paragraph-rsid="00274768"/>
    </style:style>
    <style:style style:name="P42" style:family="paragraph" style:parent-style-name="Standard_20__28_user_29_">
      <style:paragraph-properties fo:margin-left="0cm" fo:margin-right="0cm" fo:text-indent="0cm" style:auto-text-indent="false" style:writing-mode="lr-tb"/>
      <style:text-properties officeooo:paragraph-rsid="002938a3"/>
    </style:style>
    <style:style style:name="P43" style:family="paragraph" style:parent-style-name="Standard_20__28_user_29_">
      <style:paragraph-properties fo:margin-left="0cm" fo:margin-right="0cm" fo:text-indent="0cm" style:auto-text-indent="false" style:writing-mode="lr-tb"/>
      <style:text-properties officeooo:paragraph-rsid="003d7aa3"/>
    </style:style>
    <style:style style:name="P44" style:family="paragraph" style:parent-style-name="Standard_20__28_user_29_">
      <style:paragraph-properties fo:margin-left="0cm" fo:margin-right="0cm" fo:text-indent="0cm" style:auto-text-indent="false" style:writing-mode="lr-tb"/>
      <style:text-properties officeooo:paragraph-rsid="00442784"/>
    </style:style>
    <style:style style:name="P45" style:family="paragraph" style:parent-style-name="Standard_20__28_user_29_">
      <style:paragraph-properties fo:margin-left="0cm" fo:margin-right="0cm" fo:text-indent="0cm" style:auto-text-indent="false" style:writing-mode="lr-tb"/>
      <style:text-properties officeooo:paragraph-rsid="0044e6df"/>
    </style:style>
    <style:style style:name="P46" style:family="paragraph" style:parent-style-name="Standard_20__28_user_29_">
      <style:paragraph-properties fo:margin-left="0cm" fo:margin-right="0cm" fo:text-indent="0cm" style:auto-text-indent="false" style:writing-mode="lr-tb"/>
      <style:text-properties officeooo:paragraph-rsid="002a425b"/>
    </style:style>
    <style:style style:name="P47" style:family="paragraph" style:parent-style-name="Standard_20__28_user_29_">
      <style:paragraph-properties fo:margin-left="0cm" fo:margin-right="0cm" fo:text-indent="0cm" style:auto-text-indent="false" style:writing-mode="lr-tb"/>
      <style:text-properties officeooo:paragraph-rsid="004a2e5c"/>
    </style:style>
    <style:style style:name="P48" style:family="paragraph" style:parent-style-name="Standard_20__28_user_29_">
      <style:paragraph-properties fo:margin-left="0cm" fo:margin-right="0cm" fo:text-indent="0cm" style:auto-text-indent="false" style:writing-mode="lr-tb"/>
      <style:text-properties officeooo:paragraph-rsid="0051a336"/>
    </style:style>
    <style:style style:name="P49" style:family="paragraph" style:parent-style-name="Standard_20__28_user_29_">
      <style:paragraph-properties fo:margin-left="0cm" fo:margin-right="0cm" fo:text-indent="0cm" style:auto-text-indent="false" style:writing-mode="lr-tb"/>
      <style:text-properties officeooo:paragraph-rsid="00529779"/>
    </style:style>
    <style:style style:name="P50" style:family="paragraph" style:parent-style-name="Standard_20__28_user_29_">
      <style:paragraph-properties fo:margin-left="0cm" fo:margin-right="0cm" fo:text-indent="0cm" style:auto-text-indent="false" style:writing-mode="lr-tb"/>
      <style:text-properties officeooo:paragraph-rsid="0054eac4"/>
    </style:style>
    <style:style style:name="P51" style:family="paragraph" style:parent-style-name="Standard_20__28_user_29_">
      <style:paragraph-properties fo:margin-left="0cm" fo:margin-right="0cm" fo:text-indent="0cm" style:auto-text-indent="false" style:writing-mode="lr-tb"/>
      <style:text-properties officeooo:paragraph-rsid="0056cf98"/>
    </style:style>
    <style:style style:name="P52" style:family="paragraph" style:parent-style-name="Standard_20__28_user_29_">
      <style:paragraph-properties fo:margin-left="0cm" fo:margin-right="0cm" fo:text-indent="0cm" style:auto-text-indent="false" style:writing-mode="lr-tb"/>
      <style:text-properties officeooo:paragraph-rsid="005716cc"/>
    </style:style>
    <style:style style:name="P53" style:family="paragraph" style:parent-style-name="Standard_20__28_user_29_">
      <style:paragraph-properties fo:margin-left="0cm" fo:margin-right="0cm" fo:text-indent="0cm" style:auto-text-indent="false" style:writing-mode="lr-tb"/>
      <style:text-properties officeooo:paragraph-rsid="00592e70"/>
    </style:style>
    <style:style style:name="P54" style:family="paragraph" style:parent-style-name="Standard">
      <style:paragraph-properties fo:margin-left="0cm" fo:margin-right="0cm" fo:text-indent="0cm" style:auto-text-indent="false" style:writing-mode="lr-tb"/>
      <style:text-properties officeooo:paragraph-rsid="002938a3"/>
    </style:style>
    <style:style style:name="P55" style:family="paragraph" style:parent-style-name="Standard">
      <style:paragraph-properties fo:margin-left="0cm" fo:margin-right="0cm" fo:text-indent="0cm" style:auto-text-indent="false" style:writing-mode="lr-tb"/>
      <style:text-properties officeooo:paragraph-rsid="00592e70"/>
    </style:style>
    <style:style style:name="P56" style:family="paragraph" style:parent-style-name="Standard">
      <style:paragraph-properties fo:margin-left="0cm" fo:margin-right="0cm" fo:text-indent="0cm" style:auto-text-indent="false" style:writing-mode="lr-tb"/>
      <style:text-properties style:font-name="Segoe UI" style:text-underline-style="solid" style:text-underline-width="auto" style:text-underline-color="font-color" fo:font-weight="bold" style:font-weight-asian="bold" style:font-weight-complex="bold"/>
    </style:style>
    <style:style style:name="P57" style:family="paragraph" style:parent-style-name="Standard_20__28_user_29_">
      <style:text-properties style:font-name="Segoe UI1" officeooo:paragraph-rsid="00630983"/>
    </style:style>
    <style:style style:name="P58" style:family="paragraph" style:parent-style-name="Standard_20__28_user_29_">
      <style:text-properties officeooo:paragraph-rsid="00630983"/>
    </style:style>
    <style:style style:name="P59" style:family="paragraph" style:parent-style-name="Standard_20__28_user_29_">
      <style:paragraph-properties fo:margin-left="0cm" fo:margin-right="0cm" fo:text-indent="0cm" style:auto-text-indent="false" style:writing-mode="lr-tb"/>
      <style:text-properties style:font-name="Segoe UI" officeooo:paragraph-rsid="0016343c"/>
    </style:style>
    <style:style style:name="P60" style:family="paragraph" style:parent-style-name="Standard" style:master-page-name="MP0">
      <style:paragraph-properties fo:text-align="justify" style:justify-single-word="false" style:page-number="auto" fo:break-before="page"/>
      <style:text-properties officeooo:paragraph-rsid="00124839"/>
    </style:style>
    <style:style style:name="P61" style:family="paragraph" style:parent-style-name="Standard">
      <style:text-properties officeooo:paragraph-rsid="00630983"/>
    </style:style>
    <style:style style:name="T1" style:family="text">
      <style:text-properties style:font-name="Segoe UI1"/>
    </style:style>
    <style:style style:name="T2" style:family="text">
      <style:text-properties style:font-name="Segoe UI1" fo:font-size="14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style:font-name="Segoe UI1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Segoe UI1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5" style:family="text">
      <style:text-properties style:font-name="Segoe UI1" fo:font-weight="bold" style:font-weight-asian="bold" style:font-weight-complex="bold"/>
    </style:style>
    <style:style style:name="T6" style:family="text">
      <style:text-properties style:font-name="Segoe UI1" fo:font-weight="bold" officeooo:rsid="0035b0bd" style:font-weight-asian="bold" style:font-weight-complex="bold"/>
    </style:style>
    <style:style style:name="T7" style:family="text">
      <style:text-properties style:font-name="Segoe UI1" fo:font-weight="bold" officeooo:rsid="003674e5" style:font-weight-asian="bold" style:font-weight-complex="bold"/>
    </style:style>
    <style:style style:name="T8" style:family="text">
      <style:text-properties style:font-name="Segoe UI1" style:text-underline-style="solid" style:text-underline-width="auto" style:text-underline-color="font-color"/>
    </style:style>
    <style:style style:name="T9" style:family="text">
      <style:text-properties style:font-name="Segoe UI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0" style:family="text">
      <style:text-properties style:font-name="Segoe UI1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1" style:family="text">
      <style:text-properties style:font-name="Segoe UI1" style:text-underline-style="solid" style:text-underline-width="auto" style:text-underline-color="font-color" fo:font-weight="bold" officeooo:rsid="001b02c0" style:text-underline-mode="continuous" style:text-overline-mode="continuous" style:text-line-through-mode="continuous" style:font-weight-asian="bold" style:font-weight-complex="bold"/>
    </style:style>
    <style:style style:name="T12" style:family="text">
      <style:text-properties style:font-name="Segoe UI1" fo:background-color="transparent" loext:char-shading-value="0"/>
    </style:style>
    <style:style style:name="T13" style:family="text">
      <style:text-properties style:font-name="Segoe UI1" fo:font-style="normal" style:text-underline-style="none" fo:font-weight="normal" officeooo:rsid="001b02c0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T14" style:family="text">
      <style:text-properties style:font-name="Segoe UI1" style:text-underline-style="none" fo:font-weight="bold" officeooo:rsid="001b02c0" style:text-underline-mode="continuous" style:text-overline-mode="continuous" style:text-line-through-mode="continuous" style:font-weight-asian="bold" style:font-weight-complex="bold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style:font-name="Segoe UI1"/>
    </style:style>
    <style:style style:name="T17" style:family="text">
      <style:text-properties fo:color="#000000" loext:opacity="100%" style:font-name="Segoe UI1" fo:font-weight="bold" style:font-weight-asian="bold" style:font-weight-complex="bold"/>
    </style:style>
    <style:style style:name="T18" style:family="text">
      <style:text-properties fo:color="#000000" loext:opacity="100%" style:font-name="Segoe UI1" fo:font-weight="bold" officeooo:rsid="003674e5" style:font-weight-asian="bold" style:font-weight-complex="bold"/>
    </style:style>
    <style:style style:name="T19" style:family="text">
      <style:text-properties fo:color="#000000" loext:opacity="100%" style:font-name="Segoe UI1" style:text-underline-style="solid" style:text-underline-width="auto" style:text-underline-color="font-color"/>
    </style:style>
    <style:style style:name="T20" style:family="text">
      <style:text-properties fo:color="#000000" loext:opacity="100%" style:font-name="Segoe UI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1" style:family="text">
      <style:text-properties fo:color="#000000" loext:opacity="100%" style:font-name="Segoe UI1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2" style:family="text">
      <style:text-properties fo:color="#000000" loext:opacity="100%" style:font-name="Segoe UI1" officeooo:rsid="00124839"/>
    </style:style>
    <style:style style:name="T23" style:family="text">
      <style:text-properties fo:color="#000000" loext:opacity="100%" style:font-name="Segoe UI1" officeooo:rsid="0019c8d9"/>
    </style:style>
    <style:style style:name="T24" style:family="text">
      <style:text-properties fo:color="#000000" loext:opacity="100%" style:font-name="Segoe UI1" officeooo:rsid="00169477"/>
    </style:style>
    <style:style style:name="T25" style:family="text">
      <style:text-properties fo:color="#000000" loext:opacity="100%" style:font-name="Segoe UI1" officeooo:rsid="001c867a"/>
    </style:style>
    <style:style style:name="T26" style:family="text">
      <style:text-properties fo:color="#000000" loext:opacity="100%" style:font-name="Segoe UI1" style:text-underline-style="none" style:text-underline-mode="continuous" style:text-overline-mode="continuous" style:text-line-through-mode="continuous"/>
    </style:style>
    <style:style style:name="T27" style:family="text">
      <style:text-properties fo:color="#000000" loext:opacity="100%" style:font-name="Segoe UI1" officeooo:rsid="0020c6f2"/>
    </style:style>
    <style:style style:name="T28" style:family="text">
      <style:text-properties fo:color="#000000" loext:opacity="100%" style:font-name="Segoe UI1" fo:font-weight="normal" style:font-weight-asian="normal" style:font-weight-complex="normal"/>
    </style:style>
    <style:style style:name="T29" style:family="text">
      <style:text-properties fo:color="#000000" loext:opacity="100%" style:font-name="Segoe UI1" fo:font-weight="normal" officeooo:rsid="0020c6f2" style:font-weight-asian="normal" style:font-weight-complex="normal"/>
    </style:style>
    <style:style style:name="T30" style:family="text">
      <style:text-properties fo:color="#000000" loext:opacity="100%" style:font-name="Segoe UI1" fo:font-size="12pt" officeooo:rsid="00124839" style:font-size-asian="12pt" style:font-size-complex="12pt"/>
    </style:style>
    <style:style style:name="T31" style:family="text">
      <style:text-properties fo:color="#000000" loext:opacity="100%" style:text-line-through-style="none" style:text-line-through-type="none" style:font-name="Segoe UI1" fo:font-weight="bold" fo:background-color="transparent" loext:char-shading-value="0" style:font-weight-asian="bold" style:font-weight-complex="bold"/>
    </style:style>
    <style:style style:name="T32" style:family="text">
      <style:text-properties fo:color="#000000" loext:opacity="100%" style:text-line-through-style="none" style:text-line-through-type="none" style:font-name="Segoe UI1" fo:background-color="#ff0000" loext:char-shading-value="0"/>
    </style:style>
    <style:style style:name="T33" style:family="text">
      <style:text-properties fo:color="#000000" loext:opacity="100%" style:font-name="Segoe UI"/>
    </style:style>
    <style:style style:name="T34" style:family="text">
      <style:text-properties fo:color="#000000" loext:opacity="100%" style:font-name="Segoe UI" officeooo:rsid="0016343c"/>
    </style:style>
    <style:style style:name="T35" style:family="text">
      <style:text-properties fo:color="#000000" loext:opacity="100%" style:font-name="Segoe UI" officeooo:rsid="002938a3"/>
    </style:style>
    <style:style style:name="T36" style:family="text">
      <style:text-properties fo:color="#000000" loext:opacity="100%" style:font-name="Segoe UI" style:text-underline-style="solid" style:text-underline-width="auto" style:text-underline-color="font-color"/>
    </style:style>
    <style:style style:name="T37" style:family="text">
      <style:text-properties fo:color="#000000" loext:opacity="100%" style:font-name="Segoe UI" style:text-underline-style="solid" style:text-underline-width="auto" style:text-underline-color="font-color" officeooo:rsid="002938a3"/>
    </style:style>
    <style:style style:name="T38" style:family="text">
      <style:text-properties fo:color="#000000" loext:opacity="100%" style:font-name="Segoe UI" style:text-underline-style="solid" style:text-underline-width="auto" style:text-underline-color="font-color" officeooo:rsid="00274768"/>
    </style:style>
    <style:style style:name="T39" style:family="text">
      <style:text-properties fo:color="#000000" loext:opacity="100%" style:font-name="Segoe UI"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fo:color="#000000" loext:opacity="100%" style:font-name="Segoe UI" style:text-underline-style="solid" style:text-underline-width="auto" style:text-underline-color="font-color" fo:font-weight="bold" officeooo:rsid="004a2e5c" style:font-weight-asian="bold" style:font-weight-complex="bold"/>
    </style:style>
    <style:style style:name="T41" style:family="text">
      <style:text-properties fo:color="#000000" loext:opacity="100%" style:font-name="Segoe UI" style:text-underline-style="solid" style:text-underline-width="auto" style:text-underline-color="font-color" fo:font-weight="bold" officeooo:rsid="003674e5" style:font-weight-asian="bold" style:font-weight-complex="bold"/>
    </style:style>
    <style:style style:name="T42" style:family="text">
      <style:text-properties fo:color="#000000" loext:opacity="100%" style:font-name="Segoe UI" style:text-underline-style="solid" style:text-underline-width="auto" style:text-underline-color="font-color" fo:font-weight="bold" officeooo:rsid="004ffc2c" style:font-weight-asian="bold" style:font-weight-complex="bold"/>
    </style:style>
    <style:style style:name="T43" style:family="text">
      <style:text-properties fo:color="#000000" loext:opacity="100%" style:font-name="Segoe UI" style:text-underline-style="none"/>
    </style:style>
    <style:style style:name="T44" style:family="text">
      <style:text-properties fo:color="#000000" loext:opacity="100%" style:font-name="Segoe UI" style:text-underline-style="none" officeooo:rsid="00274768"/>
    </style:style>
    <style:style style:name="T45" style:family="text">
      <style:text-properties fo:color="#000000" loext:opacity="100%" style:font-name="Segoe UI" fo:font-weight="bold" style:font-weight-asian="bold" style:font-weight-complex="bold"/>
    </style:style>
    <style:style style:name="T46" style:family="text">
      <style:text-properties fo:color="#000000" loext:opacity="100%" style:font-name="Segoe UI" fo:font-weight="bold" officeooo:rsid="004dae4e" style:font-weight-asian="bold" style:font-weight-complex="bold"/>
    </style:style>
    <style:style style:name="T47" style:family="text">
      <style:text-properties fo:color="#000000" loext:opacity="100%" style:font-name="Segoe UI" fo:font-weight="bold" officeooo:rsid="002938a3" style:font-weight-asian="bold" style:font-weight-complex="bold"/>
    </style:style>
    <style:style style:name="T48" style:family="text">
      <style:text-properties fo:color="#000000" loext:opacity="100%" style:font-name="Segoe UI" officeooo:rsid="004c8063"/>
    </style:style>
    <style:style style:name="T49" style:family="text">
      <style:text-properties fo:color="#000000" loext:opacity="100%" style:font-name="Segoe UI" officeooo:rsid="0065f3e8"/>
    </style:style>
    <style:style style:name="T50" style:family="text">
      <style:text-properties fo:color="#000000" loext:opacity="100%" style:font-name="Segoe UI" fo:font-size="14pt" style:text-underline-style="solid" style:text-underline-width="auto" style:text-underline-color="font-color" fo:font-weight="bold" officeooo:rsid="003674e5" style:font-size-asian="14pt" style:font-weight-asian="bold" style:font-size-complex="14pt" style:font-weight-complex="bold"/>
    </style:style>
    <style:style style:name="T51" style:family="text">
      <style:text-properties fo:color="#000000" loext:opacity="100%" style:font-name="Segoe UI" fo:font-size="14pt" style:text-underline-style="solid" style:text-underline-width="auto" style:text-underline-color="font-color" fo:font-weight="bold" officeooo:rsid="004ffc2c" style:font-size-asian="14pt" style:font-weight-asian="bold" style:font-size-complex="14pt" style:font-weight-complex="bold"/>
    </style:style>
    <style:style style:name="T52" style:family="text">
      <style:text-properties fo:color="#000000" loext:opacity="100%" style:text-line-through-style="solid" style:text-line-through-type="single" style:font-name="Segoe UI1" fo:font-weight="bold" officeooo:rsid="003674e5" style:font-weight-asian="bold" style:font-weight-complex="bold"/>
    </style:style>
    <style:style style:name="T53" style:family="text">
      <style:text-properties fo:color="#000000" loext:opacity="100%" fo:font-weight="bold" officeooo:rsid="003674e5" style:font-weight-asian="bold" style:font-weight-complex="bold"/>
    </style:style>
    <style:style style:name="T54" style:family="text">
      <style:text-properties fo:color="#000000" loext:opacity="100%" officeooo:rsid="0022ae3f"/>
    </style:style>
    <style:style style:name="T55" style:family="text">
      <style:text-properties style:text-line-through-style="solid" style:text-line-through-type="single" style:font-name="Segoe UI1"/>
    </style:style>
    <style:style style:name="T56" style:family="text">
      <style:text-properties style:text-line-through-style="none" style:text-line-through-type="none" style:font-name="Segoe UI1" officeooo:rsid="001103d5"/>
    </style:style>
    <style:style style:name="T57" style:family="text">
      <style:text-properties style:text-line-through-style="none" style:text-line-through-type="none" style:font-name="Segoe UI1" style:text-underline-style="solid" style:text-underline-width="auto" style:text-underline-color="font-color" officeooo:rsid="001103d5" style:text-underline-mode="continuous" style:text-overline-mode="continuous" style:text-line-through-mode="continuous"/>
    </style:style>
    <style:style style:name="T58" style:family="text">
      <style:text-properties style:text-line-through-style="none" style:text-line-through-type="none" style:font-name="Segoe UI1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/>
    </style:style>
    <style:style style:name="T59" style:family="text">
      <style:text-properties style:text-line-through-style="none" style:text-line-through-type="none" style:font-name="Segoe UI1" fo:font-weight="bold" fo:background-color="transparent" loext:char-shading-value="0" style:font-weight-asian="bold" style:font-weight-complex="bold"/>
    </style:style>
    <style:style style:name="T60" style:family="text">
      <style:text-properties style:text-line-through-style="none" style:text-line-through-type="none" style:font-name="Segoe UI1" fo:font-weight="bold" officeooo:rsid="001103d5" style:font-weight-asian="bold" style:font-weight-complex="bold"/>
    </style:style>
    <style:style style:name="T61" style:family="text">
      <style:text-properties style:text-line-through-style="none" style:text-line-through-type="none" style:font-name="Segoe UI1" fo:font-weight="bold" officeooo:rsid="003674e5" style:font-weight-asian="bold" style:font-weight-complex="bold"/>
    </style:style>
    <style:style style:name="T62" style:family="text">
      <style:text-properties officeooo:rsid="0015979b"/>
    </style:style>
    <style:style style:name="T63" style:family="text">
      <style:text-properties officeooo:rsid="0017bcb6"/>
    </style:style>
    <style:style style:name="T64" style:family="text">
      <style:text-properties officeooo:rsid="001c867a"/>
    </style:style>
    <style:style style:name="T65" style:family="text">
      <style:text-properties officeooo:rsid="0022ae3f"/>
    </style:style>
    <style:style style:name="T66" style:family="text">
      <style:text-properties style:font-name="Segoe UI"/>
    </style:style>
    <style:style style:name="T67" style:family="text">
      <style:text-properties style:font-name="Segoe UI" style:text-underline-style="solid" style:text-underline-width="auto" style:text-underline-color="font-color"/>
    </style:style>
    <style:style style:name="T68" style:family="text">
      <style:text-properties style:font-name="Segoe UI" style:text-underline-style="solid" style:text-underline-width="auto" style:text-underline-color="font-color" officeooo:rsid="00274768"/>
    </style:style>
    <style:style style:name="T69" style:family="text">
      <style:text-properties style:font-name="Segoe UI" style:text-underline-style="solid" style:text-underline-width="auto" style:text-underline-color="font-color" officeooo:rsid="002938a3"/>
    </style:style>
    <style:style style:name="T70" style:family="text">
      <style:text-properties style:font-name="Segoe UI" style:text-underline-style="solid" style:text-underline-width="auto" style:text-underline-color="font-color" fo:font-weight="bold" style:font-weight-asian="bold" style:font-weight-complex="bold"/>
    </style:style>
    <style:style style:name="T71" style:family="text">
      <style:text-properties style:font-name="Segoe UI" officeooo:rsid="0023cf91"/>
    </style:style>
    <style:style style:name="T72" style:family="text">
      <style:text-properties style:font-name="Segoe UI" officeooo:rsid="0025ba59"/>
    </style:style>
    <style:style style:name="T73" style:family="text">
      <style:text-properties style:font-name="Segoe UI" officeooo:rsid="00274768"/>
    </style:style>
    <style:style style:name="T74" style:family="text">
      <style:text-properties style:font-name="Segoe UI" officeooo:rsid="00278c39"/>
    </style:style>
    <style:style style:name="T75" style:family="text">
      <style:text-properties style:font-name="Segoe UI" officeooo:rsid="002938a3"/>
    </style:style>
    <style:style style:name="T76" style:family="text">
      <style:text-properties style:font-name="Segoe UI" officeooo:rsid="003307f3"/>
    </style:style>
    <style:style style:name="T77" style:family="text">
      <style:text-properties style:font-name="Segoe UI" officeooo:rsid="0033c29c"/>
    </style:style>
    <style:style style:name="T78" style:family="text">
      <style:text-properties style:font-name="Segoe UI" fo:font-weight="bold" style:font-weight-asian="bold" style:font-weight-complex="bold"/>
    </style:style>
    <style:style style:name="T79" style:family="text">
      <style:text-properties style:font-name="Segoe UI" fo:font-weight="bold" officeooo:rsid="003674e5" style:font-weight-asian="bold" style:font-weight-complex="bold"/>
    </style:style>
    <style:style style:name="T80" style:family="text">
      <style:text-properties style:font-name="Segoe UI" fo:font-weight="bold" officeooo:rsid="005716cc" style:font-weight-asian="bold" style:font-weight-complex="bold"/>
    </style:style>
    <style:style style:name="T81" style:family="text">
      <style:text-properties style:font-name="Segoe UI" fo:font-weight="bold" officeooo:rsid="0025ba59" style:font-weight-asian="bold" style:font-weight-complex="bold"/>
    </style:style>
    <style:style style:name="T82" style:family="text">
      <style:text-properties style:font-name="Segoe UI" fo:font-weight="bold" officeooo:rsid="00274768" style:font-weight-asian="bold" style:font-weight-complex="bold"/>
    </style:style>
    <style:style style:name="T83" style:family="text">
      <style:text-properties style:font-name="Segoe UI" fo:font-weight="bold" officeooo:rsid="00278c39" style:font-weight-asian="bold" style:font-weight-complex="bold"/>
    </style:style>
    <style:style style:name="T84" style:family="text">
      <style:text-properties style:font-name="Segoe UI" fo:font-weight="bold" officeooo:rsid="002938a3" style:font-weight-asian="bold" style:font-weight-complex="bold"/>
    </style:style>
    <style:style style:name="T85" style:family="text">
      <style:text-properties style:font-name="Segoe UI" style:text-underline-style="none"/>
    </style:style>
    <style:style style:name="T86" style:family="text">
      <style:text-properties style:font-name="Segoe UI" style:text-underline-style="none" fo:font-weight="bold" style:font-weight-asian="bold" style:font-weight-complex="bold"/>
    </style:style>
    <style:style style:name="T87" style:family="text">
      <style:text-properties style:font-name="Segoe UI" officeooo:rsid="00529779"/>
    </style:style>
    <style:style style:name="T88" style:family="text">
      <style:text-properties style:font-name="Segoe UI" officeooo:rsid="00645756"/>
    </style:style>
    <style:style style:name="T89" style:family="text">
      <style:text-properties officeooo:rsid="006429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span text:style-name="Fuente_20_de_20_párrafo_20_predeter."><text:span text:style-name="T2">Relacion Universal</text:span></text:span></text:p>
      <text:p text:style-name="P2"/>
      <text:p text:style-name="Standard"><text:span text:style-name="Fuente_20_de_20_párrafo_20_predeter."><text:span text:style-name="T17">Sucursal </text:span></text:span><text:span text:style-name="Fuente_20_de_20_párrafo_20_predeter."><text:span text:style-name="T16">( ID_Sucursal, DireccionSucursal, NroDireccion, CiudadSucursal, ProvinciaSucursal,</text:span></text:span></text:p>
      <text:p text:style-name="Standard"><text:span text:style-name="Fuente_20_de_20_párrafo_20_predeter."><text:span text:style-name="T16">{ CodigoArticulo, FechaArticulo, NombreArticulo, CantidadArticulo, Estado[entra/sale] },</text:span></text:span></text:p>
      <text:p text:style-name="Standard"><text:span text:style-name="Fuente_20_de_20_párrafo_20_predeter."><text:span text:style-name="T16">{ CodigoInsumo, FechaCompra, NombreInsumo, CantidadInsumo, EstadoCompra },</text:span></text:span></text:p>
      <text:p text:style-name="Standard"><text:span text:style-name="Fuente_20_de_20_párrafo_20_predeter."><text:span text:style-name="T16">{ DNI_Empleado, NombreEmpleado, ApellidoEmpleado, TelefonoEmpleado, FechaNacimiento, DireccionEmpleado, Cargo, ID_Usuario, NombreUsuario, ContraseñaUsuarioI, ID_Rol, TipoRol ,{ ID_Incentivo, Año, Mes, TotalProductividad, TotalBonoCapacitacion }, { CodigoCapacitacion, PuntajeCreditos, NombreCapacitacion } },</text:span></text:span></text:p>
      <text:p text:style-name="Standard"><text:span text:style-name="Fuente_20_de_20_párrafo_20_predeter."><text:span text:style-name="T28">{</text:span></text:span><text:span text:style-name="Fuente_20_de_20_párrafo_20_predeter."><text:span text:style-name="T16"> DNI_Cliente, NombreCliente, DireccionEntregaCliente,</text:span></text:span></text:p>
      <text:p text:style-name="Standard"><text:span text:style-name="Fuente_20_de_20_párrafo_20_predeter."><text:span text:style-name="T16">LocalidadCliente, CodigoPostalCliente, TelefonoCliente, EmailCliente, ID_UsuarioCliente, NombreUsuarioCliente, ContraseñaUsuarioCliente,</text:span></text:span><text:span text:style-name="Fuente_20_de_20_párrafo_20_predeter."><text:span text:style-name="T28">{</text:span></text:span><text:span text:style-name="Fuente_20_de_20_párrafo_20_predeter."><text:span text:style-name="T16"> ID_Pedido, DireccionEntregaPedido, FechaRealizacion,</text:span></text:span><text:span text:style-name="T16">FechaDesde, FechaHasta, PedidoDia1, ImporteDia1, PedidoDia2, ImporteDia2, PedidoDia3, ImporteDia3, PedidoDia4, ImporteDia4, PedidoDia5, ImporteDia5, ImporteTotal, ImporteEnvio, </text:span><text:span text:style-name="T30">{ </text:span><text:span text:style-name="Fuente_20_de_20_párrafo_20_predeter."><text:span text:style-name="T30">ID_Comanda, FechaFabricacion, NombreReceta, IngredienteReceta, UnidadIngrediente, CantidadIngrediente, DetalleConfeccionReceta </text:span></text:span><text:span text:style-name="T30">},</text:span></text:p>
      <text:p text:style-name="P8"><text:span text:style-name="Fuente_20_de_20_párrafo_20_predeter."><text:span text:style-name="T24">{ </text:span></text:span><text:span text:style-name="Fuente_20_de_20_párrafo_20_predeter."><text:span text:style-name="T16">NroComprobante, TipoComprobante, FechaComprobante, FormaPago, { </text:span></text:span><text:span text:style-name="Fuente_20_de_20_párrafo_20_predeter."><text:span text:style-name="T25">CodigoVianda</text:span></text:span><text:span text:style-name="Fuente_20_de_20_párrafo_20_predeter."><text:span text:style-name="T16">, NombreProducto, CantidadProducto, PrecioUnitario, Precio_IVA} </text:span></text:span><text:span text:style-name="Fuente_20_de_20_párrafo_20_predeter."><text:span text:style-name="T24">}</text:span></text:span><text:span text:style-name="Fuente_20_de_20_párrafo_20_predeter."><text:span text:style-name="T16">, </text:span></text:span><text:span text:style-name="Fuente_20_de_20_párrafo_20_predeter."><text:span text:style-name="T27">{ </text:span></text:span><text:span text:style-name="Fuente_20_de_20_párrafo_20_predeter."><text:span text:style-name="T22">ID_Despacho, FechaDespacho, </text:span></text:span><text:span text:style-name="Fuente_20_de_20_párrafo_20_predeter."><text:span text:style-name="T23">ID_Vianda, TipoVianda, NombreVianda, </text:span></text:span><text:span text:style-name="Fuente_20_de_20_párrafo_20_predeter."><text:span text:style-name="T22">ID_Cadete, VehiculoCadete</text:span></text:span><text:span text:style-name="Fuente_20_de_20_párrafo_20_predeter."><text:span text:style-name="T27">}</text:span></text:span><text:span text:style-name="Fuente_20_de_20_párrafo_20_predeter."><text:span text:style-name="T29"> </text:span></text:span><text:span text:style-name="Fuente_20_de_20_párrafo_20_predeter."><text:span text:style-name="T28">} } </text:span></text:span><text:span text:style-name="Fuente_20_de_20_párrafo_20_predeter."><text:span text:style-name="T16">)</text:span></text:span></text:p>
      <text:p text:style-name="P1"/>
      <text:p text:style-name="Standard"><text:span text:style-name="Fuente_20_de_20_párrafo_20_predeter."><text:span text:style-name="T5">Proveedor</text:span></text:span><text:span text:style-name="Fuente_20_de_20_párrafo_20_predeter."><text:span text:style-name="T1"> (CUITProveedor, NombreProveedor, Tipo_IVA, DireccionProveedor, CiudadProveedor, ProvinciaProveedor, InsumoProvisto, Habilitado [SI/NO])</text:span></text:span></text:p>
      <text:p text:style-name="Standard"/>
      <text:p text:style-name="Standard"/>
      <text:p text:style-name="Standard"><text:span text:style-name="Fuente_20_de_20_párrafo_20_predeter."><text:span text:style-name="T3">1FN</text:span></text:span></text:p>
      <text:p text:style-name="Standard"/>
      <text:p text:style-name="Standard"><text:span text:style-name="Fuente_20_de_20_párrafo_20_predeter."><text:span text:style-name="T5">Sucursal</text:span></text:span><text:span text:style-name="Fuente_20_de_20_párrafo_20_predeter."><text:span text:style-name="T1"> (</text:span></text:span><text:span text:style-name="Fuente_20_de_20_párrafo_20_predeter."><text:span text:style-name="T9">ID_Sucursal</text:span></text:span><text:span text:style-name="Fuente_20_de_20_párrafo_20_predeter."><text:span text:style-name="T1">, DireccionSucursal, NroDireccionSucursal, CiudadSucursal, ProvinciaSucursal)</text:span></text:span></text:p>
      <text:p text:style-name="Standard"><text:span text:style-name="Fuente_20_de_20_párrafo_20_predeter."><text:span text:style-name="T5">Stock</text:span></text:span><text:span text:style-name="Fuente_20_de_20_párrafo_20_predeter."><text:span text:style-name="T1"> (</text:span></text:span><text:span text:style-name="Fuente_20_de_20_párrafo_20_predeter."><text:span text:style-name="T9">ID_Sucursal</text:span></text:span><text:span text:style-name="Fuente_20_de_20_párrafo_20_predeter."><text:span text:style-name="T1">, </text:span></text:span><text:span text:style-name="Fuente_20_de_20_párrafo_20_predeter."><text:span text:style-name="T9">CodigoArticulo</text:span></text:span><text:span text:style-name="Fuente_20_de_20_párrafo_20_predeter."><text:span text:style-name="T1">, FechaArticulo, NombreArticulo, CantidadArticulo, Estado[entra/sale])</text:span></text:span></text:p>
      <text:p text:style-name="Standard"><text:span text:style-name="Fuente_20_de_20_párrafo_20_predeter."><text:span text:style-name="T5">Insumo</text:span></text:span><text:span text:style-name="Fuente_20_de_20_párrafo_20_predeter."><text:span text:style-name="T1"> (</text:span></text:span><text:span text:style-name="Fuente_20_de_20_párrafo_20_predeter."><text:span text:style-name="T9">ID_Sucursal</text:span></text:span><text:span text:style-name="Fuente_20_de_20_párrafo_20_predeter."><text:span text:style-name="T1">, </text:span></text:span><text:span text:style-name="Fuente_20_de_20_párrafo_20_predeter."><text:span text:style-name="T9">CodigoInsumo</text:span></text:span><text:span text:style-name="Fuente_20_de_20_párrafo_20_predeter."><text:span text:style-name="T1">, FechaCompra, NombreInsumo, CantidadInsumo, EstadoCompra)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0">Paso 1</text:span></text:span></text:p>
      <text:p text:style-name="Standard"><text:span text:style-name="Fuente_20_de_20_párrafo_20_predeter."><text:span text:style-name="T17">Empleado</text:span></text:span><text:span text:style-name="Fuente_20_de_20_párrafo_20_predeter."><text:span text:style-name="T16"> (</text:span></text:span><text:span text:style-name="Fuente_20_de_20_párrafo_20_predeter."><text:span text:style-name="T20">ID_Sucursal</text:span></text:span><text:span text:style-name="Fuente_20_de_20_párrafo_20_predeter."><text:span text:style-name="T16">, </text:span></text:span><text:span text:style-name="Fuente_20_de_20_párrafo_20_predeter."><text:span text:style-name="T20">DNI_Empleado</text:span></text:span><text:span text:style-name="Fuente_20_de_20_párrafo_20_predeter."><text:span text:style-name="T16">, NombreEmpleado, ApellidoEmpleado, TelefonoEmpleado, FechaNacimiento, DireccionEmpleado, Cargo, </text:span></text:span><text:span text:style-name="Fuente_20_de_20_párrafo_20_predeter."><text:span text:style-name="T26">ID_Usuario</text:span></text:span><text:span text:style-name="Fuente_20_de_20_párrafo_20_predeter."><text:span text:style-name="T16">, NombreUsuario, ContraseñaUsuario, ID_Rol, TipoRol},{ ID_Incentivo, Año, Mes, TotalProductividad, TotalBonoCapacitacion}, { CodigoCapacitacion, PuntajeCreditos, NombreCapacitacion })</text:span></text:span></text:p>
      <text:p text:style-name="Standard"/>
      <text:p text:style-name="Standard"/>
      <text:p text:style-name="Standard"><text:span text:style-name="Fuente_20_de_20_párrafo_20_predeter."><text:span text:style-name="T21">Paso 2</text:span></text:span></text:p>
      <text:p text:style-name="Standard"><text:span text:style-name="Fuente_20_de_20_párrafo_20_predeter."><text:span text:style-name="T17">Empleado</text:span></text:span><text:span text:style-name="Fuente_20_de_20_párrafo_20_predeter."><text:span text:style-name="T16"> (</text:span></text:span><text:span text:style-name="Fuente_20_de_20_párrafo_20_predeter."><text:span text:style-name="T20">ID_Sucursal</text:span></text:span><text:span text:style-name="Fuente_20_de_20_párrafo_20_predeter."><text:span text:style-name="T16">, </text:span></text:span><text:span text:style-name="Fuente_20_de_20_párrafo_20_predeter."><text:span text:style-name="T20">DNI_Empleado</text:span></text:span><text:span text:style-name="Fuente_20_de_20_párrafo_20_predeter."><text:span text:style-name="T16">, NombreEmpleado, ApellidoEmpleado, TelefonoEmpleado, FechaNacimiento, DireccionEmpleado, Cargo, </text:span></text:span><text:span text:style-name="Fuente_20_de_20_párrafo_20_predeter."><text:span text:style-name="T26">ID</text:span></text:span><text:span text:style-name="Fuente_20_de_20_párrafo_20_predeter."><text:span text:style-name="T20">_</text:span></text:span><text:span text:style-name="Fuente_20_de_20_párrafo_20_predeter."><text:span text:style-name="T26">Usuario</text:span></text:span><text:span text:style-name="Fuente_20_de_20_párrafo_20_predeter."><text:span text:style-name="T16">, NombreUsuario, ContraseñaUsuario, ID_Rol, TipoRol)</text:span></text:span></text:p>
      <text:p text:style-name="Standard"/>
      <text:p text:style-name="Standard"><text:soft-page-break/><text:span text:style-name="Fuente_20_de_20_párrafo_20_predeter."><text:span text:style-name="T5">Incentivo</text:span></text:span><text:span text:style-name="Fuente_20_de_20_párrafo_20_predeter."><text:span text:style-name="T1"> (</text:span></text:span><text:span text:style-name="Fuente_20_de_20_párrafo_20_predeter."><text:span text:style-name="T9">ID_Sucursal</text:span></text:span><text:span text:style-name="Fuente_20_de_20_párrafo_20_predeter."><text:span text:style-name="T1">, </text:span></text:span><text:span text:style-name="Fuente_20_de_20_párrafo_20_predeter."><text:span text:style-name="T9">DNI_Empleado, ID_Incentivo</text:span></text:span><text:span text:style-name="Fuente_20_de_20_párrafo_20_predeter."><text:span text:style-name="T1">, Año, Mes, TotalProductividad, TotalBonoCapacitacion)</text:span></text:span></text:p>
      <text:p text:style-name="Standard"/>
      <text:p text:style-name="Standard"><text:span text:style-name="Fuente_20_de_20_párrafo_20_predeter."><text:span text:style-name="T5">Capacitacion</text:span></text:span><text:span text:style-name="Fuente_20_de_20_párrafo_20_predeter."><text:span text:style-name="T1"> (</text:span></text:span><text:span text:style-name="Fuente_20_de_20_párrafo_20_predeter."><text:span text:style-name="T9">ID_Sucursal</text:span></text:span><text:span text:style-name="Fuente_20_de_20_párrafo_20_predeter."><text:span text:style-name="T1">, </text:span></text:span><text:span text:style-name="Fuente_20_de_20_párrafo_20_predeter."><text:span text:style-name="T9">DNI_Empleado, CodigoCapacitacion</text:span></text:span><text:span text:style-name="Fuente_20_de_20_párrafo_20_predeter."><text:span text:style-name="T1">, PuntajeCreditos, NombreCapacitacion)</text:span></text:span></text:p>
      <text:p text:style-name="Standard"/>
      <text:p text:style-name="Standard"/>
      <text:p text:style-name="Standard"><text:span text:style-name="Fuente_20_de_20_párrafo_20_predeter."><text:span text:style-name="T10">Paso 1</text:span></text:span></text:p>
      <text:p text:style-name="Standard"><text:span text:style-name="Fuente_20_de_20_párrafo_20_predeter."><text:span text:style-name="T5">Cliente </text:span></text:span><text:span text:style-name="Fuente_20_de_20_párrafo_20_predeter."><text:span text:style-name="T1">( </text:span></text:span><text:span text:style-name="Fuente_20_de_20_párrafo_20_predeter."><text:span text:style-name="T9">ID_Sucursal</text:span></text:span><text:span text:style-name="Fuente_20_de_20_párrafo_20_predeter."><text:span text:style-name="T1">, </text:span></text:span><text:span text:style-name="Fuente_20_de_20_párrafo_20_predeter."><text:span text:style-name="T9">DNI_Cliente</text:span></text:span><text:span text:style-name="Fuente_20_de_20_párrafo_20_predeter."><text:span text:style-name="T1">, NombreCliente, DireccionEntregaCliente,</text:span></text:span></text:p>
      <text:p text:style-name="P61"><text:span text:style-name="Fuente_20_de_20_párrafo_20_predeter."><text:span text:style-name="T1">LocalidadCliente, CodigoPostalCliente, TelefonoCliente, EmailCliente, ID_UsuarioCliente, NombreUsuarioCliente, ContraseñaUsuarioCliente,</text:span></text:span></text:p>
      <text:p text:style-name="P58"><text:span text:style-name="Fuente_20_de_20_párrafo_20_predeter."><text:span text:style-name="T1">{ ID_Pedido, DireccionEntregaPedido, FechaRealizacion,</text:span></text:span></text:p>
      <text:p text:style-name="P57"><text:s/>FechaDesde, FechaHasta, PedidoDia1, ImporteDia1, PedidoDia2, ImporteDia2, PedidoDia3, ImporteDia3, PedidoDia4, ImporteDia4, PedidoDia5, ImporteDia5, ImporteTotal, ImporteEnvio,</text:p>
      <text:p text:style-name="P20"><text:span text:style-name="T62">{</text:span>ID_Comanda, FechaFabricacion, NombreReceta, IngredienteReceta, UnidadIngrediente, CantidadIngrediente, DetalleConfeccionReceta<text:span text:style-name="T62">},</text:span></text:p>
      <text:p text:style-name="P21"><text:span text:style-name="T63">{</text:span>NroComprobante, TipoComprobante, FechaComprobante, FormaPago, { <text:span text:style-name="T64">CodigoVianda</text:span>, NombreProducto, CantidadProducto, PrecioUnitario, Precio_IVA<text:span text:style-name="T63">} </text:span>}, </text:p>
      <text:p text:style-name="P59"><text:span text:style-name="T54">{</text:span><text:span text:style-name="T15">ID_Despacho, FechaDespacho, ID_Vianda, TipoVianda, NombreVianda, ID_Cadete, VehiculoCadete</text:span><text:span text:style-name="T54">}</text:span></text:p>
      <text:p text:style-name="P31"/>
      <text:p text:style-name="P19"><text:s/>}</text:p>
      <text:p text:style-name="Standard"/>
      <text:p text:style-name="Standard"><text:span text:style-name="Fuente_20_de_20_párrafo_20_predeter."><text:span text:style-name="T10">Paso 2</text:span></text:span></text:p>
      <text:p text:style-name="Standard"/>
      <text:p text:style-name="P30"><text:span text:style-name="Fuente_20_de_20_párrafo_20_predeter."><text:span text:style-name="T14">Cliente </text:span></text:span><text:span text:style-name="Fuente_20_de_20_párrafo_20_predeter."><text:span text:style-name="T13">(</text:span></text:span><text:span text:style-name="T67">ID_Sucursal</text:span><text:span text:style-name="T66">, </text:span><text:span text:style-name="T67">DNI_Cliente</text:span><text:span text:style-name="T66">, NombreCliente, DireccionEntregaCliente,</text:span></text:p>
      <text:p text:style-name="P30"><text:span text:style-name="T66">LocalidadCliente, CodigoPostalCliente, TelefonoCliente, EmailCliente, ID_UsuarioCliente, NombreUsuarioCliente, ContraseñaUsuarioCliente</text:span><text:span text:style-name="T71">)</text:span></text:p>
      <text:p text:style-name="P30"/>
      <text:p text:style-name="P40"><text:span text:style-name="T81">Pedido</text:span><text:span text:style-name="T72"> (</text:span><text:span text:style-name="T66"> </text:span><text:span text:style-name="T67">ID_Sucursal</text:span><text:span text:style-name="T66">, </text:span><text:span text:style-name="T67">DNI_Cliente</text:span><text:span text:style-name="T66">, </text:span><text:span text:style-name="T67">ID_Pedido</text:span><text:span text:style-name="T66">, DireccionEntregaPedido, FechaRealizacion,</text:span></text:p>
      <text:p text:style-name="P30"><text:span text:style-name="T66">FechaDesde, FechaHasta, PedidoDia1, ImporteDia1, PedidoDia2, ImporteDia2, PedidoDia3, ImporteDia3, PedidoDia4, ImporteDia4, PedidoDia5, ImporteDia5, ImporteTotal, ImporteEnvio</text:span><text:span text:style-name="T72">)</text:span></text:p>
      <text:p text:style-name="P35"/>
      <text:p text:style-name="P41"><text:span text:style-name="T82">Comanda</text:span><text:span text:style-name="T73"> ( </text:span><text:span text:style-name="T68">ID_Sucursal</text:span><text:span text:style-name="T73">, </text:span><text:span text:style-name="T68">DNI_Cliente</text:span><text:span text:style-name="T73">, </text:span><text:span text:style-name="T68">ID_Pedido</text:span><text:span text:style-name="T73">, </text:span><text:span text:style-name="T67">ID_Comanda</text:span><text:span text:style-name="T66">, FechaFabricacion, NombreReceta, IngredienteReceta, UnidadIngrediente, CantidadIngrediente, DetalleConfeccionReceta</text:span><text:span text:style-name="T88">)</text:span></text:p>
      <text:p text:style-name="P35"/>
      <text:p text:style-name="P42"><text:span text:style-name="T83">Factura</text:span><text:span text:style-name="T74"> ( </text:span><text:span text:style-name="T68">ID_Sucursal</text:span><text:span text:style-name="T73">, </text:span><text:span text:style-name="T68">DNI_Cliente</text:span><text:span text:style-name="T73">, </text:span><text:span text:style-name="T68">ID_Pedido</text:span><text:span text:style-name="T74">, </text:span><text:span text:style-name="T67">NroComprobante</text:span><text:span text:style-name="T66">, </text:span><text:span text:style-name="T67">TipoComprobante</text:span><text:span text:style-name="T66">, FechaComprobante, FormaPago</text:span><text:span text:style-name="T75">) </text:span></text:p>
      <text:p text:style-name="P37"/>
      <text:p text:style-name="P42"><text:span text:style-name="T84">Detalle</text:span><text:span text:style-name="T75"> ( </text:span><text:span text:style-name="T68">ID_Sucursal</text:span><text:span text:style-name="T73">, </text:span><text:span text:style-name="T68">DNI_Cliente</text:span><text:span text:style-name="T73">, </text:span><text:span text:style-name="T68">ID_Pedido</text:span><text:span text:style-name="T73">,</text:span><text:span text:style-name="T74"> </text:span><text:span text:style-name="T69">NroComprobante</text:span><text:span text:style-name="T75">, </text:span><text:span text:style-name="T69">TipoComprobante</text:span><text:span text:style-name="T75">, </text:span><text:span text:style-name="T67">CodigoVianda</text:span><text:span text:style-name="T66">, NombreProducto, CantidadProducto, PrecioUnitario, Precio_IVA</text:span><text:span text:style-name="T75">)</text:span></text:p>
      <text:p text:style-name="P36"/>
      <text:p text:style-name="P44"><text:soft-page-break/><text:span text:style-name="T47">Despacho</text:span><text:span text:style-name="T35"> (</text:span><text:span text:style-name="T37">ID_Sucursal</text:span><text:span text:style-name="T35">, </text:span><text:span text:style-name="T37">DNI_Cliente</text:span><text:span text:style-name="T35">, </text:span><text:span text:style-name="T38">ID_Pedido,</text:span><text:span text:style-name="T35"> </text:span><text:span text:style-name="T36">ID</text:span><text:span text:style-name="T33">_</text:span><text:span text:style-name="T36">Despacho</text:span><text:span text:style-name="T33">, FechaDespacho, ID_Vianda, TipoVianda, NombreVianda, ID_Cadete, VehiculoCadete</text:span><text:span text:style-name="T49">)</text:span></text:p>
      <text:p text:style-name="Standard"><text:span text:style-name="Fuente_20_de_20_párrafo_20_predeter."><text:span text:style-name="T11"/></text:span></text:p>
      <text:p text:style-name="P10"><text:span text:style-name="Fuente_20_de_20_párrafo_20_predeter."><text:span text:style-name="T5">Proveedor</text:span></text:span><text:span text:style-name="Fuente_20_de_20_párrafo_20_predeter."><text:span text:style-name="T1"> (</text:span></text:span><text:span text:style-name="Fuente_20_de_20_párrafo_20_predeter."><text:span text:style-name="T8">CUITProveedor</text:span></text:span><text:span text:style-name="Fuente_20_de_20_párrafo_20_predeter."><text:span text:style-name="T1">, NombreProveedor, Tipo_IVA, DireccionProveedor, CiudadProveedor, ProvinciaProveedor, InsumoProvisto, Habilitado [SI/NO])</text:span></text:span></text:p>
      <text:p text:style-name="P3"><text:span text:style-name="Fuente_20_de_20_párrafo_20_predeter."><text:span text:style-name="T34"/></text:span></text:p>
      <text:p text:style-name="Standard"/>
      <text:p text:style-name="Standard"><text:span text:style-name="Fuente_20_de_20_párrafo_20_predeter."><text:span text:style-name="T4">LA 1FN QUEDARIA DE ESTA FORMA</text:span></text:span></text:p>
      <text:p text:style-name="Standard"/>
      <text:p text:style-name="P9"><text:span text:style-name="Fuente_20_de_20_párrafo_20_predeter."><text:span text:style-name="T5">Sucursal</text:span></text:span><text:span text:style-name="Fuente_20_de_20_párrafo_20_predeter."><text:span text:style-name="T1"> (</text:span></text:span><text:span text:style-name="Fuente_20_de_20_párrafo_20_predeter."><text:span text:style-name="T9">ID_Sucursal</text:span></text:span><text:span text:style-name="Fuente_20_de_20_párrafo_20_predeter."><text:span text:style-name="T1">, DireccionSucursal, NroDireccionSucursal, CiudadSucursal, ProvinciaSucursal)</text:span></text:span></text:p>
      <text:p text:style-name="P9"><text:span text:style-name="Fuente_20_de_20_párrafo_20_predeter."><text:span text:style-name="T5">Stock</text:span></text:span><text:span text:style-name="Fuente_20_de_20_párrafo_20_predeter."><text:span text:style-name="T1"> (</text:span></text:span><text:span text:style-name="Fuente_20_de_20_párrafo_20_predeter."><text:span text:style-name="T9">ID_Sucursal</text:span></text:span><text:span text:style-name="Fuente_20_de_20_párrafo_20_predeter."><text:span text:style-name="T1">, </text:span></text:span><text:span text:style-name="Fuente_20_de_20_párrafo_20_predeter."><text:span text:style-name="T9">CodigoArticulo</text:span></text:span><text:span text:style-name="Fuente_20_de_20_párrafo_20_predeter."><text:span text:style-name="T1">, FechaArticulo, NombreArticulo, CantidadArticulo, Estado[entra/sale])</text:span></text:span></text:p>
      <text:p text:style-name="P9"><text:span text:style-name="Fuente_20_de_20_párrafo_20_predeter."><text:span text:style-name="T5">Insumo</text:span></text:span><text:span text:style-name="Fuente_20_de_20_párrafo_20_predeter."><text:span text:style-name="T1"> (</text:span></text:span><text:span text:style-name="Fuente_20_de_20_párrafo_20_predeter."><text:span text:style-name="T9">ID_Sucursal</text:span></text:span><text:span text:style-name="Fuente_20_de_20_párrafo_20_predeter."><text:span text:style-name="T1">, </text:span></text:span><text:span text:style-name="Fuente_20_de_20_párrafo_20_predeter."><text:span text:style-name="T9">CodigoInsumo</text:span></text:span><text:span text:style-name="Fuente_20_de_20_párrafo_20_predeter."><text:span text:style-name="T1">, FechaCompra, NombreInsumo, CantidadInsumo, EstadoCompra)</text:span></text:span></text:p>
      <text:p text:style-name="P9"><text:span text:style-name="Fuente_20_de_20_párrafo_20_predeter."><text:span text:style-name="T1"/></text:span></text:p>
      <text:p text:style-name="P46"><text:span text:style-name="Fuente_20_de_20_párrafo_20_predeter."><text:span text:style-name="T17">Empleado</text:span></text:span><text:span text:style-name="Fuente_20_de_20_párrafo_20_predeter."><text:span text:style-name="T16"> (</text:span></text:span><text:span text:style-name="T36">ID_Sucursal</text:span><text:span text:style-name="T33">, </text:span><text:span text:style-name="T36">DNI_Empleado</text:span><text:span text:style-name="T33">, NombreEmpleado, ApellidoEmpleado, TelefonoEmpleado, FechaNacimiento, DireccionEmpleado, Cargo, ID</text:span><text:span text:style-name="T36">_</text:span><text:span text:style-name="T33">Usuario, NombreUsuario, ContraseñaUsuario, ID_Rol, TipoRol)</text:span></text:p>
      <text:p text:style-name="P9"><text:span text:style-name="Fuente_20_de_20_párrafo_20_predeter."><text:span text:style-name="T16"/></text:span></text:p>
      <text:p text:style-name="P9"><text:span text:style-name="Fuente_20_de_20_párrafo_20_predeter."><text:span text:style-name="T5">Incentivo</text:span></text:span><text:span text:style-name="Fuente_20_de_20_párrafo_20_predeter."><text:span text:style-name="T1"> (</text:span></text:span><text:span text:style-name="Fuente_20_de_20_párrafo_20_predeter."><text:span text:style-name="T9">ID_Sucursal</text:span></text:span><text:span text:style-name="Fuente_20_de_20_párrafo_20_predeter."><text:span text:style-name="T1">, </text:span></text:span><text:span text:style-name="Fuente_20_de_20_párrafo_20_predeter."><text:span text:style-name="T9">DNI_Empleado, ID_Incentivo</text:span></text:span><text:span text:style-name="Fuente_20_de_20_párrafo_20_predeter."><text:span text:style-name="T1">, Año, Mes, TotalProductividad, TotalBonoCapacitacion)</text:span></text:span></text:p>
      <text:p text:style-name="P9"/>
      <text:p text:style-name="P9"><text:span text:style-name="Fuente_20_de_20_párrafo_20_predeter."><text:span text:style-name="T5">Capacitacion</text:span></text:span><text:span text:style-name="Fuente_20_de_20_párrafo_20_predeter."><text:span text:style-name="T1"> (</text:span></text:span><text:span text:style-name="Fuente_20_de_20_párrafo_20_predeter."><text:span text:style-name="T9">ID_Sucursal</text:span></text:span><text:span text:style-name="Fuente_20_de_20_párrafo_20_predeter."><text:span text:style-name="T1">, </text:span></text:span><text:span text:style-name="Fuente_20_de_20_párrafo_20_predeter."><text:span text:style-name="T9">DNI_Empleado, CodigoCapacitacion</text:span></text:span><text:span text:style-name="Fuente_20_de_20_párrafo_20_predeter."><text:span text:style-name="T1">, PuntajeCreditos, NombreCapacitacion)</text:span></text:span></text:p>
      <text:p text:style-name="P9"><text:span text:style-name="Fuente_20_de_20_párrafo_20_predeter."><text:span text:style-name="T1"/></text:span></text:p>
      <text:p text:style-name="P42"><text:span text:style-name="Fuente_20_de_20_párrafo_20_predeter."><text:span text:style-name="T14">Cliente </text:span></text:span><text:span text:style-name="Fuente_20_de_20_párrafo_20_predeter."><text:span text:style-name="T13">(</text:span></text:span><text:span text:style-name="T67">ID_Sucursal</text:span><text:span text:style-name="T66">, </text:span><text:span text:style-name="T67">DNI_Cliente</text:span><text:span text:style-name="T66">, NombreCliente, DireccionEntregaCliente,</text:span></text:p>
      <text:p text:style-name="P42"><text:span text:style-name="T66">LocalidadCliente, CodigoPostalCliente, TelefonoCliente, EmailCliente, ID_UsuarioCliente, NombreUsuarioCliente, ContraseñaUsuarioCliente</text:span><text:span text:style-name="T71">)</text:span></text:p>
      <text:p text:style-name="P42"/>
      <text:p text:style-name="P42"><text:span text:style-name="T81">Pedido</text:span><text:span text:style-name="T72"> (</text:span><text:span text:style-name="T66"> </text:span><text:span text:style-name="T67">ID_Sucursal</text:span><text:span text:style-name="T66">, </text:span><text:span text:style-name="T67">DNI_Cliente</text:span><text:span text:style-name="T66">, </text:span><text:span text:style-name="T67">ID_Pedido</text:span><text:span text:style-name="T66">, DireccionEntregaPedido, FechaRealizacion,</text:span></text:p>
      <text:p text:style-name="P42"><text:span text:style-name="T66">FechaDesde, FechaHasta, PedidoDia1, ImporteDia1, PedidoDia2, ImporteDia2, PedidoDia3, ImporteDia3, PedidoDia4, ImporteDia4, PedidoDia5, ImporteDia5, ImporteTotal, ImporteEnvio</text:span><text:span text:style-name="T72">)</text:span></text:p>
      <text:p text:style-name="P36"/>
      <text:p text:style-name="P42"><text:span text:style-name="T82">Comanda</text:span><text:span text:style-name="T73"> ( </text:span><text:span text:style-name="T68">ID_Sucursal</text:span><text:span text:style-name="T73">, </text:span><text:span text:style-name="T68">DNI_Cliente</text:span><text:span text:style-name="T73">, </text:span><text:span text:style-name="T68">ID_Pedido</text:span><text:span text:style-name="T73">, </text:span><text:span text:style-name="T67">ID_Comanda</text:span><text:span text:style-name="T66">, FechaFabricacion, NombreReceta, IngredienteReceta, UnidadIngrediente, CantidadIngrediente, DetalleConfeccionReceta</text:span><text:span text:style-name="T76">)</text:span></text:p>
      <text:p text:style-name="P36"/>
      <text:p text:style-name="P42"><text:span text:style-name="T83">Factura</text:span><text:span text:style-name="T74"> ( </text:span><text:span text:style-name="T68">ID_Sucursal</text:span><text:span text:style-name="T73">, </text:span><text:span text:style-name="T68">DNI_Cliente</text:span><text:span text:style-name="T73">, </text:span><text:span text:style-name="T68">ID_Pedido</text:span><text:span text:style-name="T74">, </text:span><text:span text:style-name="T67">NroComprobante</text:span><text:span text:style-name="T66">, </text:span><text:span text:style-name="T67">TipoComprobante</text:span><text:span text:style-name="T66">, FechaComprobante, FormaPago</text:span><text:span text:style-name="T75">) </text:span></text:p>
      <text:p text:style-name="P37"/>
      <text:p text:style-name="P42"><text:span text:style-name="T84">Detalle</text:span><text:span text:style-name="T75"> ( </text:span><text:span text:style-name="T68">ID_Sucursal</text:span><text:span text:style-name="T73">, </text:span><text:span text:style-name="T68">DNI_Cliente</text:span><text:span text:style-name="T73">, </text:span><text:span text:style-name="T68">ID_Pedido</text:span><text:span text:style-name="T74">, </text:span><text:span text:style-name="T69">NroComprobante</text:span><text:span text:style-name="T75">, </text:span><text:span text:style-name="T69">TipoComprobante</text:span><text:span text:style-name="T75">, </text:span><text:span text:style-name="T67">CodigoVianda</text:span><text:span text:style-name="T66">, NombreProducto, CantidadProducto, PrecioUnitario, Precio_IVA</text:span><text:span text:style-name="T75">)</text:span></text:p>
      <text:p text:style-name="P36"/>
      <text:p text:style-name="P45"><text:soft-page-break/><text:span text:style-name="Fuente_20_de_20_párrafo_20_predeter."><text:span text:style-name="T47">Despacho</text:span></text:span><text:span text:style-name="Fuente_20_de_20_párrafo_20_predeter."><text:span text:style-name="T35"> (</text:span></text:span><text:span text:style-name="Fuente_20_de_20_párrafo_20_predeter."><text:span text:style-name="T37">ID_Sucursal</text:span></text:span><text:span text:style-name="Fuente_20_de_20_párrafo_20_predeter."><text:span text:style-name="T35">, </text:span></text:span><text:span text:style-name="Fuente_20_de_20_párrafo_20_predeter."><text:span text:style-name="T37">DNI_Cliente</text:span></text:span><text:span text:style-name="Fuente_20_de_20_párrafo_20_predeter."><text:span text:style-name="T35">, </text:span></text:span><text:span text:style-name="Fuente_20_de_20_párrafo_20_predeter."><text:span text:style-name="T38">ID_Pedido,</text:span></text:span><text:span text:style-name="Fuente_20_de_20_párrafo_20_predeter."><text:span text:style-name="T44"> </text:span></text:span><text:span text:style-name="Fuente_20_de_20_párrafo_20_predeter."><text:span text:style-name="T36">ID</text:span></text:span><text:span text:style-name="Fuente_20_de_20_párrafo_20_predeter."><text:span text:style-name="T33">_</text:span></text:span><text:span text:style-name="Fuente_20_de_20_párrafo_20_predeter."><text:span text:style-name="T36">Despacho</text:span></text:span><text:span text:style-name="Fuente_20_de_20_párrafo_20_predeter."><text:span text:style-name="T33">, FechaDespacho, ID_Vianda, TipoVianda, NombreVianda, ID_Cadete, VehiculoCadete</text:span></text:span><text:span text:style-name="Fuente_20_de_20_párrafo_20_predeter."><text:span text:style-name="T35">)</text:span></text:span></text:p>
      <text:p text:style-name="P42"><text:span text:style-name="Fuente_20_de_20_párrafo_20_predeter."><text:span text:style-name="T33"/></text:span></text:p>
      <text:p text:style-name="P54"><text:span text:style-name="Fuente_20_de_20_párrafo_20_predeter."><text:span text:style-name="T17">Proveedor</text:span></text:span><text:span text:style-name="Fuente_20_de_20_párrafo_20_predeter."><text:span text:style-name="T16"> (</text:span></text:span><text:span text:style-name="Fuente_20_de_20_párrafo_20_predeter."><text:span text:style-name="T19">CUITProveedor</text:span></text:span><text:span text:style-name="Fuente_20_de_20_párrafo_20_predeter."><text:span text:style-name="T16">, NombreProveedor, Tipo_IVA, DireccionProveedor, CiudadProveedor, ProvinciaProveedor, InsumoProvisto, Habilitado [SI/NO])</text:span></text:span></text:p>
      <text:p text:style-name="P9"><text:span text:style-name="Fuente_20_de_20_párrafo_20_predeter."><text:span text:style-name="T1"/></text:span></text:p>
      <text:p text:style-name="Standard"/>
      <text:p text:style-name="Standard"/>
      <text:p text:style-name="Standard"><text:span text:style-name="Fuente_20_de_20_párrafo_20_predeter."><text:span text:style-name="T3">2FN</text:span></text:span></text:p>
      <text:p text:style-name="Standard"/>
      <text:p text:style-name="Standard"><text:span text:style-name="Fuente_20_de_20_párrafo_20_predeter."><text:span text:style-name="T5">Sucursal</text:span></text:span><text:span text:style-name="Fuente_20_de_20_párrafo_20_predeter."><text:span text:style-name="T1"> (</text:span></text:span><text:span text:style-name="Fuente_20_de_20_párrafo_20_predeter."><text:span text:style-name="T9">ID_Sucursal</text:span></text:span><text:span text:style-name="Fuente_20_de_20_párrafo_20_predeter."><text:span text:style-name="T1">, DireccionSucursal, NroDireccionSucursal, CiudadSucursal, ProvinciaSucursal)</text:span></text:span></text:p>
      <text:p text:style-name="Standard"/>
      <text:p text:style-name="Standard_20__28_user_29_"><text:span text:style-name="Fuente_20_de_20_párrafo_20_predeter."><text:span text:style-name="T5">Stock</text:span></text:span><text:span text:style-name="Fuente_20_de_20_párrafo_20_predeter."><text:span text:style-name="T1"> (</text:span></text:span><text:span text:style-name="Fuente_20_de_20_párrafo_20_predeter."><text:span text:style-name="T9">ID_Sucursal</text:span></text:span><text:span text:style-name="Fuente_20_de_20_párrafo_20_predeter."><text:span text:style-name="T1">, </text:span></text:span><text:span text:style-name="Fuente_20_de_20_párrafo_20_predeter."><text:span text:style-name="T9">CodigoArticulo</text:span></text:span><text:span text:style-name="Fuente_20_de_20_párrafo_20_predeter."><text:span text:style-name="T1">, FechaArticulo, CantidadArticulo, Estado[entra/sale])</text:span></text:span></text:p>
      <text:p text:style-name="Standard_20__28_user_29_"><text:span text:style-name="Fuente_20_de_20_párrafo_20_predeter."><text:span text:style-name="T5">Articulo</text:span></text:span><text:span text:style-name="Fuente_20_de_20_párrafo_20_predeter."><text:span text:style-name="T1"> (</text:span></text:span><text:span text:style-name="Fuente_20_de_20_párrafo_20_predeter."><text:span text:style-name="T9">CodigoArticulo</text:span></text:span><text:span text:style-name="Fuente_20_de_20_párrafo_20_predeter."><text:span text:style-name="T1">, NombreArticulo)</text:span></text:span></text:p>
      <text:p text:style-name="P1"/>
      <text:p text:style-name="Standard_20__28_user_29_"><text:span text:style-name="Fuente_20_de_20_párrafo_20_predeter."><text:span text:style-name="T5">Insumo</text:span></text:span><text:span text:style-name="Fuente_20_de_20_párrafo_20_predeter."><text:span text:style-name="T1"> (</text:span></text:span><text:span text:style-name="Fuente_20_de_20_párrafo_20_predeter."><text:span text:style-name="T9">ID_Sucursal</text:span></text:span><text:span text:style-name="Fuente_20_de_20_párrafo_20_predeter."><text:span text:style-name="T1">, </text:span></text:span><text:span text:style-name="Fuente_20_de_20_párrafo_20_predeter."><text:span text:style-name="T9">CodigoInsumo</text:span></text:span><text:span text:style-name="Fuente_20_de_20_párrafo_20_predeter."><text:span text:style-name="T1">, FechaCompra, <text:s/>CantidadInsumo, EstadoCompra)</text:span></text:span></text:p>
      <text:p text:style-name="Standard_20__28_user_29_"><text:span text:style-name="Fuente_20_de_20_párrafo_20_predeter."><text:span text:style-name="T5">InsumoIndividual</text:span></text:span><text:span text:style-name="Fuente_20_de_20_párrafo_20_predeter."><text:span text:style-name="T1"> (</text:span></text:span><text:span text:style-name="Fuente_20_de_20_párrafo_20_predeter."><text:span text:style-name="T9">CodigoInsumo,</text:span></text:span><text:span text:style-name="Fuente_20_de_20_párrafo_20_predeter."><text:span text:style-name="T1"> NombreInsumo)</text:span></text:span></text:p>
      <text:p text:style-name="Standard"/>
      <text:p text:style-name="P12"><text:span text:style-name="Fuente_20_de_20_párrafo_20_predeter."><text:span text:style-name="T17">Empleado </text:span></text:span><text:span text:style-name="Fuente_20_de_20_párrafo_20_predeter."><text:span text:style-name="T16">(</text:span></text:span><text:span text:style-name="Fuente_20_de_20_párrafo_20_predeter."><text:span text:style-name="T20">ID_Sucursal</text:span></text:span><text:span text:style-name="Fuente_20_de_20_párrafo_20_predeter."><text:span text:style-name="T16">, </text:span></text:span><text:span text:style-name="Fuente_20_de_20_párrafo_20_predeter."><text:span text:style-name="T20">DNI_Empleado</text:span></text:span><text:span text:style-name="Fuente_20_de_20_párrafo_20_predeter."><text:span text:style-name="T16">, </text:span></text:span><text:span text:style-name="Fuente_20_de_20_párrafo_20_predeter."><text:span text:style-name="T26">ID_Usuario</text:span></text:span><text:span text:style-name="Fuente_20_de_20_párrafo_20_predeter."><text:span text:style-name="T16">, NombreUsuario, Contrase</text:span></text:span><text:span text:style-name="T33">ñaUsuario, ID_Rol, TipoRol, </text:span><text:span text:style-name="Fuente_20_de_20_párrafo_20_predeter."><text:span text:style-name="T16">TelefonoEmpleado, Cargo)</text:span></text:span></text:p>
      <text:p text:style-name="Standard"><text:span text:style-name="Fuente_20_de_20_párrafo_20_predeter."><text:span text:style-name="T17">EmpleadoIndividual</text:span></text:span><text:span text:style-name="Fuente_20_de_20_párrafo_20_predeter."><text:span text:style-name="T16"> (</text:span></text:span><text:span text:style-name="Fuente_20_de_20_párrafo_20_predeter."><text:span text:style-name="T20">DNI_Empleado</text:span></text:span><text:span text:style-name="Fuente_20_de_20_párrafo_20_predeter."><text:span text:style-name="T16">, NombreEmpleado, ApellidoEmpleado, FechaNacimiento, DireccionEmpleado)</text:span></text:span></text:p>
      <text:p text:style-name="Standard"/>
      <text:p text:style-name="Standard_20__28_user_29_"><text:span text:style-name="Fuente_20_de_20_párrafo_20_predeter."><text:span text:style-name="T5">Incentivo </text:span></text:span><text:span text:style-name="Fuente_20_de_20_párrafo_20_predeter."><text:span text:style-name="T1">(</text:span></text:span><text:span text:style-name="Fuente_20_de_20_párrafo_20_predeter."><text:span text:style-name="T9">ID_Sucursal</text:span></text:span><text:span text:style-name="Fuente_20_de_20_párrafo_20_predeter."><text:span text:style-name="T1">, </text:span></text:span><text:span text:style-name="Fuente_20_de_20_párrafo_20_predeter."><text:span text:style-name="T9">DNI_Empleado, ID_Incentivo</text:span></text:span><text:span text:style-name="Fuente_20_de_20_párrafo_20_predeter."><text:span text:style-name="T1">, Año, Mes, TotalProductividad, TotalBonoCapacitacion)</text:span></text:span></text:p>
      <text:p text:style-name="Standard"/>
      <text:p text:style-name="Standard_20__28_user_29_"><text:span text:style-name="Fuente_20_de_20_párrafo_20_predeter."><text:span text:style-name="T5">Capacitacion</text:span></text:span><text:span text:style-name="Fuente_20_de_20_párrafo_20_predeter."><text:span text:style-name="T1"> (</text:span></text:span><text:span text:style-name="Fuente_20_de_20_párrafo_20_predeter."><text:span text:style-name="T9">ID_Sucursal</text:span></text:span><text:span text:style-name="Fuente_20_de_20_párrafo_20_predeter."><text:span text:style-name="T1">, </text:span></text:span><text:span text:style-name="Fuente_20_de_20_párrafo_20_predeter."><text:span text:style-name="T9">DNI_Empleado, CodigoCapacitacion</text:span></text:span><text:span text:style-name="Fuente_20_de_20_párrafo_20_predeter."><text:span text:style-name="T1">)</text:span></text:span></text:p>
      <text:p text:style-name="Standard_20__28_user_29_"><text:span text:style-name="Fuente_20_de_20_párrafo_20_predeter."><text:span text:style-name="T5">CapacitacionIndividual</text:span></text:span><text:span text:style-name="Fuente_20_de_20_párrafo_20_predeter."><text:span text:style-name="T1"> (</text:span></text:span><text:span text:style-name="Fuente_20_de_20_párrafo_20_predeter."><text:span text:style-name="T9">CodigoCapacitacion</text:span></text:span><text:span text:style-name="Fuente_20_de_20_párrafo_20_predeter."><text:span text:style-name="T1">, PuntajeCreditos, NombreCapacitacion)</text:span></text:span></text:p>
      <text:p text:style-name="P19"/>
      <text:p text:style-name="P22"><text:span text:style-name="Fuente_20_de_20_párrafo_20_predeter."><text:span text:style-name="T5">Cliente </text:span></text:span><text:span text:style-name="Fuente_20_de_20_párrafo_20_predeter."><text:span text:style-name="T1">(</text:span></text:span><text:span text:style-name="Fuente_20_de_20_párrafo_20_predeter."><text:span text:style-name="T9">ID_Sucursal</text:span></text:span><text:span text:style-name="Fuente_20_de_20_párrafo_20_predeter."><text:span text:style-name="T1">, </text:span></text:span><text:span text:style-name="Fuente_20_de_20_párrafo_20_predeter."><text:span text:style-name="T9">DNI_Cliente</text:span></text:span><text:span text:style-name="T1">)</text:span></text:p>
      <text:p text:style-name="P22"><text:span text:style-name="Fuente_20_de_20_párrafo_20_predeter."><text:span text:style-name="T5">ClienteIndividual </text:span></text:span><text:span text:style-name="Fuente_20_de_20_párrafo_20_predeter."><text:span text:style-name="T1">(</text:span></text:span><text:span text:style-name="Fuente_20_de_20_párrafo_20_predeter."><text:span text:style-name="T9">DNI_Cliente</text:span></text:span><text:span text:style-name="Fuente_20_de_20_párrafo_20_predeter."><text:span text:style-name="T1">, NombreCliente, </text:span></text:span><text:span text:style-name="Fuente_20_de_20_párrafo_20_predeter."><text:span text:style-name="T12">DireccionEntregaCliente,</text:span></text:span></text:p>
      <text:p text:style-name="P22"><text:span text:style-name="Fuente_20_de_20_párrafo_20_predeter."><text:span text:style-name="T12">LocalidadCliente, CodigoPostalCliente, TelefonoCliente, EmailCliente, ID_UsuarioCliente, NombreUsuarioCliente, ContraseñaUsuarioCliente</text:span></text:span><text:span text:style-name="Fuente_20_de_20_párrafo_20_predeter."><text:span text:style-name="T1">)</text:span></text:span></text:p>
      <text:p text:style-name="Standard"/>
      <text:p text:style-name="Standard_20__28_user_29_"><text:span text:style-name="Fuente_20_de_20_párrafo_20_predeter."><text:span text:style-name="T5">Pedido</text:span></text:span><text:span text:style-name="Fuente_20_de_20_párrafo_20_predeter."><text:span text:style-name="T1"> ( </text:span></text:span><text:span text:style-name="Fuente_20_de_20_párrafo_20_predeter."><text:span text:style-name="T9">ID_Sucursal</text:span></text:span><text:span text:style-name="Fuente_20_de_20_párrafo_20_predeter."><text:span text:style-name="T1">, </text:span></text:span><text:span text:style-name="Fuente_20_de_20_párrafo_20_predeter."><text:span text:style-name="T9">DNI_Cliente</text:span></text:span><text:span text:style-name="Fuente_20_de_20_párrafo_20_predeter."><text:span text:style-name="T1">, </text:span></text:span><text:span text:style-name="Fuente_20_de_20_párrafo_20_predeter."><text:span text:style-name="T9">ID_Pedido</text:span></text:span><text:span text:style-name="T1">)</text:span></text:p>
      <text:p text:style-name="Standard_20__28_user_29_"><text:span text:style-name="Fuente_20_de_20_párrafo_20_predeter."><text:span text:style-name="T5">Pedido Individual</text:span></text:span><text:span text:style-name="Fuente_20_de_20_párrafo_20_predeter."><text:span text:style-name="T1"> (</text:span></text:span><text:span text:style-name="Fuente_20_de_20_párrafo_20_predeter."><text:span text:style-name="T9">ID_Pedido</text:span></text:span><text:span text:style-name="Fuente_20_de_20_párrafo_20_predeter."><text:span text:style-name="T1">, DireccionEntregaPedido, FechaRealizacion,</text:span></text:span></text:p>
      <text:p text:style-name="P19">FechaDesde, FechaHasta, PedidoDia1, ImporteDia1, PedidoDia2, ImporteDia2, PedidoDia3, ImporteDia3, PedidoDia4, ImporteDia4, PedidoDia5, ImporteDia5, ImporteTotal, ImporteEnvio)</text:p>
      <text:p text:style-name="P19"/>
      <text:p text:style-name="P31"><text:span text:style-name="T78">Comanda</text:span><text:span text:style-name="T66"> ( </text:span><text:span text:style-name="T67">ID_Sucursal</text:span><text:span text:style-name="T66">, </text:span><text:span text:style-name="T67">DNI_Cliente</text:span><text:span text:style-name="T66">, </text:span><text:span text:style-name="T67">ID_Pedido</text:span><text:span text:style-name="T66">, </text:span><text:span text:style-name="T67">ID_Comanda</text:span><text:span text:style-name="T77">)</text:span></text:p>
      <text:p text:style-name="P32"><text:span text:style-name="T78">Comanda Individual</text:span><text:span text:style-name="T66"> (</text:span><text:span text:style-name="T67">ID_Comanda</text:span><text:span text:style-name="T66">, FechaFabricacion, NombreReceta, IngredienteReceta, UnidadIngrediente, CantidadIngrediente, DetalleConfeccionReceta)</text:span></text:p>
      <text:p text:style-name="P1"/>
      <text:p text:style-name="Standard"/>
      <text:p text:style-name="Standard_20__28_user_29_"><text:soft-page-break/><text:span text:style-name="Fuente_20_de_20_párrafo_20_predeter."><text:span text:style-name="T5">Factura</text:span></text:span><text:span text:style-name="Fuente_20_de_20_párrafo_20_predeter."><text:span text:style-name="T1"> (</text:span></text:span><text:span text:style-name="Fuente_20_de_20_párrafo_20_predeter."><text:span text:style-name="T9">ID_Sucursal</text:span></text:span><text:span text:style-name="Fuente_20_de_20_párrafo_20_predeter."><text:span text:style-name="T1">, </text:span></text:span><text:span text:style-name="Fuente_20_de_20_párrafo_20_predeter."><text:span text:style-name="T9">DNI_Cliente</text:span></text:span><text:span text:style-name="Fuente_20_de_20_párrafo_20_predeter."><text:span text:style-name="T1">, </text:span></text:span><text:span text:style-name="Fuente_20_de_20_párrafo_20_predeter."><text:span text:style-name="T9">ID_Pedido</text:span></text:span><text:span text:style-name="Fuente_20_de_20_párrafo_20_predeter."><text:span text:style-name="T1">, </text:span></text:span><text:span text:style-name="Fuente_20_de_20_párrafo_20_predeter."><text:span text:style-name="T9">NroComprobante</text:span></text:span><text:span text:style-name="Fuente_20_de_20_párrafo_20_predeter."><text:span text:style-name="T1">, </text:span></text:span><text:span text:style-name="Fuente_20_de_20_párrafo_20_predeter."><text:span text:style-name="T9">TipoComprobante</text:span></text:span><text:span text:style-name="Fuente_20_de_20_párrafo_20_predeter."><text:span text:style-name="T1">, FechaComprobante, FormaPago)</text:span></text:span></text:p>
      <text:p text:style-name="P19"/>
      <text:p text:style-name="P23"><text:span text:style-name="Fuente_20_de_20_párrafo_20_predeter."><text:span text:style-name="T5">Detalle</text:span></text:span><text:span text:style-name="Fuente_20_de_20_párrafo_20_predeter."><text:span text:style-name="T1"> (</text:span></text:span><text:span text:style-name="Fuente_20_de_20_párrafo_20_predeter."><text:span text:style-name="T9">ID_Sucursal</text:span></text:span><text:span text:style-name="Fuente_20_de_20_párrafo_20_predeter."><text:span text:style-name="T1">, </text:span></text:span><text:span text:style-name="Fuente_20_de_20_párrafo_20_predeter."><text:span text:style-name="T9">DNI_Cliente</text:span></text:span><text:span text:style-name="Fuente_20_de_20_párrafo_20_predeter."><text:span text:style-name="T1">, </text:span></text:span><text:span text:style-name="Fuente_20_de_20_párrafo_20_predeter."><text:span text:style-name="T9">ID_Pedido</text:span></text:span><text:span text:style-name="Fuente_20_de_20_párrafo_20_predeter."><text:span text:style-name="T1">, </text:span></text:span><text:span text:style-name="Fuente_20_de_20_párrafo_20_predeter."><text:span text:style-name="T9">NroComprobante</text:span></text:span><text:span text:style-name="Fuente_20_de_20_párrafo_20_predeter."><text:span text:style-name="T1">, </text:span></text:span><text:span text:style-name="Fuente_20_de_20_párrafo_20_predeter."><text:span text:style-name="T9">TipoComprobante</text:span></text:span><text:span text:style-name="Fuente_20_de_20_párrafo_20_predeter."><text:span text:style-name="T1">, <text:s/></text:span></text:span><text:span text:style-name="Fuente_20_de_20_párrafo_20_predeter."><text:span text:style-name="T9">CodigoVianda</text:span></text:span><text:span text:style-name="Fuente_20_de_20_párrafo_20_predeter."><text:span text:style-name="T1">, CantidadProducto, Precio_IVA )</text:span></text:span></text:p>
      <text:p text:style-name="P23"><text:span text:style-name="Fuente_20_de_20_párrafo_20_predeter."><text:span text:style-name="T6">Detalle</text:span></text:span><text:span text:style-name="Fuente_20_de_20_párrafo_20_predeter."><text:span text:style-name="T5">Producto</text:span></text:span><text:span text:style-name="Fuente_20_de_20_párrafo_20_predeter."><text:span text:style-name="T1"> (</text:span></text:span><text:span text:style-name="Fuente_20_de_20_párrafo_20_predeter."><text:span text:style-name="T9">CodigoVianda</text:span></text:span><text:span text:style-name="Fuente_20_de_20_párrafo_20_predeter."><text:span text:style-name="T1">, NombreProducto, PrecioUnitario)</text:span></text:span></text:p>
      <text:p text:style-name="Standard"/>
      <text:p text:style-name="Standard"><text:span text:style-name="T45">Despacho</text:span><text:span text:style-name="T33"> (</text:span><text:span text:style-name="T36">ID_Sucursal</text:span><text:span text:style-name="T33">, </text:span><text:span text:style-name="T36">DNI_Cliente</text:span><text:span text:style-name="T33">, </text:span><text:span text:style-name="T36">ID_Pedido,</text:span><text:span text:style-name="T33"> </text:span><text:span text:style-name="T36">ID</text:span><text:span text:style-name="T33">_</text:span><text:span text:style-name="T36">Despacho</text:span><text:span text:style-name="T33">, ID_Vianda, TipoVianda, NombreVianda, ID_Cadete, VehiculoCadete)</text:span></text:p>
      <text:p text:style-name="P13"><text:span text:style-name="T45">DespachoIndividual</text:span><text:span text:style-name="T33"> (</text:span><text:span text:style-name="T36">ID</text:span><text:span text:style-name="T33">_</text:span><text:span text:style-name="T36">Despacho</text:span><text:span text:style-name="T33">, FechaDespacho)</text:span></text:p>
      <text:p text:style-name="P17"/>
      <text:p text:style-name="Standard_20__28_user_29_"><text:span text:style-name="Fuente_20_de_20_párrafo_20_predeter."><text:span text:style-name="T5">Proveedor</text:span></text:span><text:span text:style-name="Fuente_20_de_20_párrafo_20_predeter."><text:span text:style-name="T1"> (</text:span></text:span><text:span text:style-name="Fuente_20_de_20_párrafo_20_predeter."><text:span text:style-name="T9">CUIT_Proveedor</text:span></text:span><text:span text:style-name="Fuente_20_de_20_párrafo_20_predeter."><text:span text:style-name="T1">, NombreProveedor, Tipo_IVA, DireccionProveedor, CiudadProveedor, ProvinciaProveedor, InsumoProvisto, Habilitado [SI/NO])</text:span></text:span></text:p>
      <text:p text:style-name="Standard"/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3FN</text:span></text:span></text:p>
      <text:p text:style-name="Standard"/>
      <text:p text:style-name="Standard_20__28_user_29_"><text:span text:style-name="Fuente_20_de_20_párrafo_20_predeter."><text:span text:style-name="T5">Sucursal</text:span></text:span><text:span text:style-name="Fuente_20_de_20_párrafo_20_predeter."><text:span text:style-name="T1"> (</text:span></text:span><text:span text:style-name="Fuente_20_de_20_párrafo_20_predeter."><text:span text:style-name="T9">ID_Sucursal</text:span></text:span><text:span text:style-name="Fuente_20_de_20_párrafo_20_predeter."><text:span text:style-name="T1">, DireccionSucursal, NroDireccionSucursal, CiudadSucursal, ProvinciaSucursal)</text:span></text:span></text:p>
      <text:p text:style-name="P19"/>
      <text:p text:style-name="Standard_20__28_user_29_"><text:span text:style-name="Fuente_20_de_20_párrafo_20_predeter."><text:span text:style-name="T5">Stock</text:span></text:span><text:span text:style-name="Fuente_20_de_20_párrafo_20_predeter."><text:span text:style-name="T1"> (</text:span></text:span><text:span text:style-name="Fuente_20_de_20_párrafo_20_predeter."><text:span text:style-name="T9">ID_Sucursal</text:span></text:span><text:span text:style-name="Fuente_20_de_20_párrafo_20_predeter."><text:span text:style-name="T1">, </text:span></text:span><text:span text:style-name="Fuente_20_de_20_párrafo_20_predeter."><text:span text:style-name="T9">CodigoArticulo</text:span></text:span><text:span text:style-name="Fuente_20_de_20_párrafo_20_predeter."><text:span text:style-name="T1">, FechaArticulo, CantidadArticulo, Estado[entra/sale])</text:span></text:span></text:p>
      <text:p text:style-name="P24"><text:span text:style-name="Fuente_20_de_20_párrafo_20_predeter."><text:span text:style-name="T5">Articulo</text:span></text:span><text:span text:style-name="Fuente_20_de_20_párrafo_20_predeter."><text:span text:style-name="T1"> (</text:span></text:span><text:span text:style-name="Fuente_20_de_20_párrafo_20_predeter."><text:span text:style-name="T9">CodigoArticulo</text:span></text:span><text:span text:style-name="Fuente_20_de_20_párrafo_20_predeter."><text:span text:style-name="T1">, NombreArticulo) </text:span></text:span><text:span text:style-name="Fuente_20_de_20_párrafo_20_predeter."><text:span text:style-name="T7">A UNIFICAR</text:span></text:span></text:p>
      <text:p text:style-name="Standard"/>
      <text:p text:style-name="Standard_20__28_user_29_"><text:span text:style-name="Fuente_20_de_20_párrafo_20_predeter."><text:span text:style-name="T5">Insumo</text:span></text:span><text:span text:style-name="Fuente_20_de_20_párrafo_20_predeter."><text:span text:style-name="T1"> (</text:span></text:span><text:span text:style-name="Fuente_20_de_20_párrafo_20_predeter."><text:span text:style-name="T9">ID_Sucursal</text:span></text:span><text:span text:style-name="Fuente_20_de_20_párrafo_20_predeter."><text:span text:style-name="T1">, </text:span></text:span><text:span text:style-name="Fuente_20_de_20_párrafo_20_predeter."><text:span text:style-name="T9">CodigoInsumo</text:span></text:span><text:span text:style-name="Fuente_20_de_20_párrafo_20_predeter."><text:span text:style-name="T1">, FechaCompra, CantidadInsumo, EstadoCompra)</text:span></text:span></text:p>
      <text:p text:style-name="Standard_20__28_user_29_"><text:span text:style-name="Fuente_20_de_20_párrafo_20_predeter."><text:span text:style-name="T5">InsumoIndividual</text:span></text:span><text:span text:style-name="Fuente_20_de_20_párrafo_20_predeter."><text:span text:style-name="T1"> (</text:span></text:span><text:span text:style-name="Fuente_20_de_20_párrafo_20_predeter."><text:span text:style-name="T9">CodigoInsumo,</text:span></text:span><text:span text:style-name="Fuente_20_de_20_párrafo_20_predeter."><text:span text:style-name="T1"> NombreInsumo) </text:span></text:span><text:span text:style-name="Fuente_20_de_20_párrafo_20_predeter."><text:span text:style-name="T7">A UNIFICAR</text:span></text:span></text:p>
      <text:p text:style-name="Standard_20__28_user_29_"><text:span text:style-name="Fuente_20_de_20_párrafo_20_predeter."><text:span text:style-name="T52"/></text:span></text:p>
      <text:p text:style-name="P30"><text:span text:style-name="Fuente_20_de_20_párrafo_20_predeter."><text:span text:style-name="T31">Empleado </text:span></text:span><text:span text:style-name="T33">(</text:span><text:span text:style-name="T36">ID_Sucursal</text:span><text:span text:style-name="T33">, </text:span><text:span text:style-name="T36">DNI_Empleado</text:span><text:span text:style-name="T33">, </text:span><text:span text:style-name="T36">ID_Usuario </text:span><text:span text:style-name="T40">(FK)</text:span><text:span text:style-name="T33">, </text:span><text:span text:style-name="T36">ID_Rol </text:span><text:span text:style-name="T40">(FK)</text:span><text:span text:style-name="T33">, TipoRol, TelefonoEmpleado, Cargo)</text:span></text:p>
      <text:p text:style-name="P47"><text:span text:style-name="T45">EmpleadoIndividual</text:span><text:span text:style-name="T33"> (</text:span><text:span text:style-name="T36">DNI_Empleado</text:span><text:span text:style-name="T33">, NombreEmpleado, ApellidoEmpleado, FechaNacimiento, DireccionEmpleado) </text:span><text:span text:style-name="Fuente_20_de_20_párrafo_20_predeter."><text:span text:style-name="T18">A UNIFICAR</text:span></text:span></text:p>
      <text:p text:style-name="Standard"><text:span text:style-name="Fuente_20_de_20_párrafo_20_predeter."><text:span text:style-name="T32"/></text:span></text:p>
      <text:p text:style-name="Standard_20__28_user_29_"><text:span text:style-name="Fuente_20_de_20_párrafo_20_predeter."><text:span text:style-name="T32"/></text:span></text:p>
      <text:p text:style-name="P29"><text:span text:style-name="Fuente_20_de_20_párrafo_20_predeter."><text:span text:style-name="T17">UsuarioSucursal </text:span></text:span><text:span text:style-name="Fuente_20_de_20_párrafo_20_predeter."><text:span text:style-name="T16">(</text:span></text:span><text:span text:style-name="Fuente_20_de_20_párrafo_20_predeter."><text:span text:style-name="T20"> ID_Usuario</text:span></text:span><text:span text:style-name="Fuente_20_de_20_párrafo_20_predeter."><text:span text:style-name="T16">, </text:span></text:span><text:span text:style-name="Fuente_20_de_20_párrafo_20_predeter."><text:span text:style-name="T33">NombreUsuario, ContraseñaUsuario</text:span></text:span><text:span text:style-name="Fuente_20_de_20_párrafo_20_predeter."><text:span text:style-name="T16">)</text:span></text:span></text:p>
      <text:p text:style-name="Standard_20__28_user_29_"><text:span text:style-name="Fuente_20_de_20_párrafo_20_predeter."><text:span text:style-name="T17">Rol </text:span></text:span><text:span text:style-name="Fuente_20_de_20_párrafo_20_predeter."><text:span text:style-name="T16">(</text:span></text:span><text:span text:style-name="Fuente_20_de_20_párrafo_20_predeter."><text:span text:style-name="T20">ID_Rol</text:span></text:span><text:span text:style-name="Fuente_20_de_20_párrafo_20_predeter."><text:span text:style-name="T16">, TipoRol)</text:span></text:span></text:p>
      <text:p text:style-name="P25"/>
      <text:p text:style-name="Standard_20__28_user_29_"><text:span text:style-name="Fuente_20_de_20_párrafo_20_predeter."><text:span text:style-name="T5">Incentivo </text:span></text:span><text:span text:style-name="Fuente_20_de_20_párrafo_20_predeter."><text:span text:style-name="T1">(</text:span></text:span><text:span text:style-name="Fuente_20_de_20_párrafo_20_predeter."><text:span text:style-name="T9">ID_Sucursal</text:span></text:span><text:span text:style-name="Fuente_20_de_20_párrafo_20_predeter."><text:span text:style-name="T1">, </text:span></text:span><text:span text:style-name="Fuente_20_de_20_párrafo_20_predeter."><text:span text:style-name="T9">DNI_Empleado, ID_Incentivo</text:span></text:span><text:span text:style-name="Fuente_20_de_20_párrafo_20_predeter."><text:span text:style-name="T1">, Año, Mes, TotalProductividad, TotalBonoCapacitacion)</text:span></text:span></text:p>
      <text:p text:style-name="Standard_20__28_user_29_"/>
      <text:p text:style-name="P26"><text:span text:style-name="Fuente_20_de_20_párrafo_20_predeter."><text:span text:style-name="T5">Capacitacion</text:span></text:span><text:span text:style-name="Fuente_20_de_20_párrafo_20_predeter."><text:span text:style-name="T1"> (</text:span></text:span><text:span text:style-name="Fuente_20_de_20_párrafo_20_predeter."><text:span text:style-name="T9">ID_Sucursal</text:span></text:span><text:span text:style-name="Fuente_20_de_20_párrafo_20_predeter."><text:span text:style-name="T1">, </text:span></text:span><text:span text:style-name="Fuente_20_de_20_párrafo_20_predeter."><text:span text:style-name="T9">DNI_Empleado, CodigoCapacitacion</text:span></text:span><text:span text:style-name="Fuente_20_de_20_párrafo_20_predeter."><text:span text:style-name="T1">) </text:span></text:span><text:span text:style-name="Fuente_20_de_20_párrafo_20_predeter."><text:span text:style-name="T7">A UNIFICAR</text:span></text:span></text:p>
      <text:p text:style-name="Standard_20__28_user_29_"><text:span text:style-name="Fuente_20_de_20_párrafo_20_predeter."><text:span text:style-name="T5">CapacitacionIndividual</text:span></text:span><text:span text:style-name="Fuente_20_de_20_párrafo_20_predeter."><text:span text:style-name="T1"> (</text:span></text:span><text:span text:style-name="Fuente_20_de_20_párrafo_20_predeter."><text:span text:style-name="T9">CodigoCapacitacion</text:span></text:span><text:span text:style-name="Fuente_20_de_20_párrafo_20_predeter."><text:span text:style-name="T1">, PuntajeCreditos, NombreCapacitacion)</text:span></text:span></text:p>
      <text:p text:style-name="Standard"><text:span text:style-name="Fuente_20_de_20_párrafo_20_predeter."><text:span text:style-name="T55"/></text:span></text:p>
      <text:p text:style-name="P26"><text:span text:style-name="Fuente_20_de_20_párrafo_20_predeter."><text:span text:style-name="T60">Cliente </text:span></text:span><text:span text:style-name="Fuente_20_de_20_párrafo_20_predeter."><text:span text:style-name="T56">(</text:span></text:span><text:span text:style-name="Fuente_20_de_20_párrafo_20_predeter."><text:span text:style-name="T57">ID_Sucursal</text:span></text:span><text:span text:style-name="Fuente_20_de_20_párrafo_20_predeter."><text:span text:style-name="T56">, </text:span></text:span><text:span text:style-name="Fuente_20_de_20_párrafo_20_predeter."><text:span text:style-name="T57">DNI_Cliente</text:span></text:span><text:span text:style-name="Fuente_20_de_20_párrafo_20_predeter."><text:span text:style-name="T56">)**</text:span></text:span><text:span text:style-name="Fuente_20_de_20_párrafo_20_predeter."><text:span text:style-name="T61">A UNIFICAR</text:span></text:span></text:p>
      <text:p text:style-name="P7"><text:span text:style-name="Fuente_20_de_20_párrafo_20_predeter."><text:span text:style-name="T5">ClienteIndividual </text:span></text:span><text:span text:style-name="Fuente_20_de_20_párrafo_20_predeter."><text:span text:style-name="T1">(</text:span></text:span><text:span text:style-name="Fuente_20_de_20_párrafo_20_predeter."><text:span text:style-name="T9">DNI_Cliente</text:span></text:span><text:span text:style-name="Fuente_20_de_20_párrafo_20_predeter."><text:span text:style-name="T1">, NombreCliente, </text:span></text:span><text:span text:style-name="Fuente_20_de_20_párrafo_20_predeter."><text:span text:style-name="T12">DireccionEntregaCliente,</text:span></text:span></text:p>
      <text:p text:style-name="P11"><text:span text:style-name="Fuente_20_de_20_párrafo_20_predeter."><text:span text:style-name="T12">LocalidadCliente, CodigoPostalCliente, TelefonoCliente, EmailCliente, </text:span></text:span><text:span text:style-name="Fuente_20_de_20_párrafo_20_predeter."><text:span text:style-name="T58">ID_UsuarioCliente</text:span></text:span><text:span text:style-name="Fuente_20_de_20_párrafo_20_predeter."><text:span text:style-name="T59">(FK)</text:span></text:span><text:span text:style-name="Fuente_20_de_20_párrafo_20_predeter."><text:span text:style-name="T1">)**</text:span></text:span><text:span text:style-name="Fuente_20_de_20_párrafo_20_predeter."><text:span text:style-name="T7">A UNIFICAR</text:span></text:span></text:p>
      <text:p text:style-name="P7"><text:span text:style-name="Fuente_20_de_20_párrafo_20_predeter."><text:span text:style-name="T5">UsuarioCliente</text:span></text:span><text:span text:style-name="Fuente_20_de_20_párrafo_20_predeter."><text:span text:style-name="T1">(</text:span></text:span><text:span text:style-name="Fuente_20_de_20_párrafo_20_predeter."><text:span text:style-name="T9">ID_UsuarioCliente</text:span></text:span><text:span text:style-name="Fuente_20_de_20_párrafo_20_predeter."><text:span text:style-name="T1">, NombreUsuarioCliente, ContraseñaUsuarioCliente)</text:span></text:span></text:p>
      <text:p text:style-name="P1"><text:soft-page-break/></text:p>
      <text:p text:style-name="P27"><text:span text:style-name="Fuente_20_de_20_párrafo_20_predeter."><text:span text:style-name="T5">Pedido</text:span></text:span><text:span text:style-name="Fuente_20_de_20_párrafo_20_predeter."><text:span text:style-name="T1"> ( </text:span></text:span><text:span text:style-name="Fuente_20_de_20_párrafo_20_predeter."><text:span text:style-name="T9">ID_Sucursal</text:span></text:span><text:span text:style-name="Fuente_20_de_20_párrafo_20_predeter."><text:span text:style-name="T1">, </text:span></text:span><text:span text:style-name="Fuente_20_de_20_párrafo_20_predeter."><text:span text:style-name="T9">DNI_Cliente</text:span></text:span><text:span text:style-name="Fuente_20_de_20_párrafo_20_predeter."><text:span text:style-name="T1">, </text:span></text:span><text:span text:style-name="Fuente_20_de_20_párrafo_20_predeter."><text:span text:style-name="T9">ID_Pedido</text:span></text:span><text:span text:style-name="Fuente_20_de_20_párrafo_20_predeter."><text:span text:style-name="T1">) </text:span></text:span><text:span text:style-name="Fuente_20_de_20_párrafo_20_predeter."><text:span text:style-name="T7">A UNIFICAR</text:span></text:span></text:p>
      <text:p text:style-name="Standard_20__28_user_29_"><text:span text:style-name="Fuente_20_de_20_párrafo_20_predeter."><text:span text:style-name="T5">Pedido Individual</text:span></text:span><text:span text:style-name="Fuente_20_de_20_párrafo_20_predeter."><text:span text:style-name="T1"> ( </text:span></text:span><text:span text:style-name="Fuente_20_de_20_párrafo_20_predeter."><text:span text:style-name="T9">ID_Pedido</text:span></text:span><text:span text:style-name="Fuente_20_de_20_párrafo_20_predeter."><text:span text:style-name="T1">, DireccionEntregaPedido, FechaRealizacion,</text:span></text:span></text:p>
      <text:p text:style-name="P19">FechaDesde, FechaHasta, PedidoDia1, ImporteDia1, PedidoDia2, ImporteDia2, PedidoDia3, ImporteDia3, PedidoDia4, ImporteDia4, PedidoDia5, ImporteDia5, ImporteTotal, ImporteEnvio) </text:p>
      <text:p text:style-name="P1"/>
      <text:p text:style-name="P33"><text:span text:style-name="Fuente_20_de_20_párrafo_20_predeter."><text:span text:style-name="T79">Comanda ( </text:span></text:span><text:span text:style-name="T67">ID_Sucursal</text:span><text:span text:style-name="T66">, </text:span><text:span text:style-name="T67">DNI_Cliente</text:span><text:span text:style-name="T66">, </text:span><text:span text:style-name="T67">ID_Pedido</text:span><text:span text:style-name="T66">, </text:span><text:span text:style-name="T67">ID_Comanda</text:span><text:span text:style-name="T66">)</text:span></text:p>
      <text:p text:style-name="P28"><text:span text:style-name="T78">Comanda Individual</text:span><text:span text:style-name="T66"> (</text:span><text:span text:style-name="T67">ID_Comanda</text:span><text:span text:style-name="T66">, FechaFabricacion, NombreReceta, IngredienteReceta, UnidadIngrediente, CantidadIngrediente, DetalleConfeccionReceta) </text:span><text:span text:style-name="Fuente_20_de_20_párrafo_20_predeter."><text:span text:style-name="T7">A UNIFICAR</text:span></text:span></text:p>
      <text:p text:style-name="P1"/>
      <text:p text:style-name="Standard_20__28_user_29_"><text:span text:style-name="Fuente_20_de_20_párrafo_20_predeter."><text:span text:style-name="T5">Factura</text:span></text:span><text:span text:style-name="Fuente_20_de_20_párrafo_20_predeter."><text:span text:style-name="T1"> (</text:span></text:span><text:span text:style-name="Fuente_20_de_20_párrafo_20_predeter."><text:span text:style-name="T9">ID_Sucursal</text:span></text:span><text:span text:style-name="Fuente_20_de_20_párrafo_20_predeter."><text:span text:style-name="T1">, </text:span></text:span><text:span text:style-name="Fuente_20_de_20_párrafo_20_predeter."><text:span text:style-name="T9">DNI_Cliente</text:span></text:span><text:span text:style-name="Fuente_20_de_20_párrafo_20_predeter."><text:span text:style-name="T1">, </text:span></text:span><text:span text:style-name="Fuente_20_de_20_párrafo_20_predeter."><text:span text:style-name="T9">ID_Pedido</text:span></text:span><text:span text:style-name="Fuente_20_de_20_párrafo_20_predeter."><text:span text:style-name="T1">, </text:span></text:span><text:span text:style-name="Fuente_20_de_20_párrafo_20_predeter."><text:span text:style-name="T9">NroComprobante</text:span></text:span><text:span text:style-name="Fuente_20_de_20_párrafo_20_predeter."><text:span text:style-name="T1">, </text:span></text:span><text:span text:style-name="Fuente_20_de_20_párrafo_20_predeter."><text:span text:style-name="T9">TipoComprobante</text:span></text:span><text:span text:style-name="Fuente_20_de_20_párrafo_20_predeter."><text:span text:style-name="T1">, FechaComprobante, FormaPago)</text:span></text:span></text:p>
      <text:p text:style-name="P1"/>
      <text:p text:style-name="P31"><text:span text:style-name="T78">Detalle</text:span><text:span text:style-name="T66"> (</text:span><text:span text:style-name="T67">ID_Sucursal</text:span><text:span text:style-name="T66">, </text:span><text:span text:style-name="T67">DNI_Cliente</text:span><text:span text:style-name="T66">, </text:span><text:span text:style-name="T67">ID_Pedido</text:span><text:span text:style-name="T66">, </text:span><text:span text:style-name="T67">NroComprobante</text:span><text:span text:style-name="T66">, </text:span><text:span text:style-name="T67">TipoComprobante</text:span><text:span text:style-name="T66">, <text:s/></text:span><text:span text:style-name="T67">CodigoVianda</text:span><text:span text:style-name="T66">, CantidadProducto, Precio_IVA )</text:span></text:p>
      <text:p text:style-name="P43"><text:span text:style-name="T78">DetalleProducto</text:span><text:span text:style-name="T66"> (</text:span><text:span text:style-name="T67">CodigoVianda</text:span><text:span text:style-name="T66">, NombreProducto, PrecioUnitario) </text:span><text:span text:style-name="Fuente_20_de_20_párrafo_20_predeter."><text:span text:style-name="T7">A UNIFICAR</text:span></text:span></text:p>
      <text:p text:style-name="P1"/>
      <text:p text:style-name="P14"><text:span text:style-name="T45">Despacho</text:span><text:span text:style-name="T33"> (</text:span><text:span text:style-name="T36">ID_Sucursal</text:span><text:span text:style-name="T33">, </text:span><text:span text:style-name="T36">DNI_Cliente</text:span><text:span text:style-name="T33">, </text:span><text:span text:style-name="T36">ID_Pedido,</text:span><text:span text:style-name="T33"> </text:span><text:span text:style-name="T36">ID</text:span><text:span text:style-name="T33">_</text:span><text:span text:style-name="T36">Despacho</text:span><text:span text:style-name="T33">, </text:span><text:span text:style-name="T36">ID</text:span><text:span text:style-name="T33">_</text:span><text:span text:style-name="T36">Vianda</text:span><text:span text:style-name="T33"> </text:span><text:span text:style-name="T46">(FK)</text:span><text:span text:style-name="T33">, <text:s/></text:span><text:span text:style-name="T36">ID_Cadete </text:span><text:span text:style-name="T46">(FK)</text:span><text:span text:style-name="T33">) </text:span><text:span text:style-name="T48">***</text:span><text:span text:style-name="Fuente_20_de_20_párrafo_20_predeter."><text:span text:style-name="T18">A UNIFICAR</text:span></text:span></text:p>
      <text:p text:style-name="P5"><text:span text:style-name="T45">DespachoIndividual</text:span><text:span text:style-name="T33"> (</text:span><text:span text:style-name="T36">ID</text:span><text:span text:style-name="T33">_</text:span><text:span text:style-name="T36">Despacho</text:span><text:span text:style-name="T33">, FechaDespacho)***</text:span><text:span text:style-name="Fuente_20_de_20_párrafo_20_predeter."><text:span text:style-name="T53">A UNIFICAR</text:span></text:span></text:p>
      <text:p text:style-name="P6"><text:span text:style-name="T45">Vianda </text:span><text:span text:style-name="T33">(</text:span><text:span text:style-name="T36">ID</text:span><text:span text:style-name="T33">_</text:span><text:span text:style-name="T36">Vianda</text:span><text:span text:style-name="T33">, TipoVianda, NombreVianda)</text:span></text:p>
      <text:p text:style-name="P6"><text:span text:style-name="T45">Cadete</text:span><text:span text:style-name="T33"> ( </text:span><text:span text:style-name="T36">ID_Cadete</text:span><text:span text:style-name="T33">, VehiculoCadete)</text:span></text:p>
      <text:p text:style-name="Standard_20__28_user_29_"/>
      <text:p text:style-name="Standard_20__28_user_29_"><text:span text:style-name="Fuente_20_de_20_párrafo_20_predeter."><text:span text:style-name="T5">Proveedor</text:span></text:span><text:span text:style-name="Fuente_20_de_20_párrafo_20_predeter."><text:span text:style-name="T1"> (</text:span></text:span><text:span text:style-name="Fuente_20_de_20_párrafo_20_predeter."><text:span text:style-name="T9">CUIT_Proveedor</text:span></text:span><text:span text:style-name="Fuente_20_de_20_párrafo_20_predeter."><text:span text:style-name="T1">, NombreProveedor, Tipo_IVA, DireccionProveedor, CiudadProveedor, ProvinciaProveedor, InsumoProvisto, Habilitado [SI/NO])</text:span></text:span></text:p>
      <text:p text:style-name="Standard"/>
      <text:p text:style-name="Standard"/>
      <text:p text:style-name="P34"><text:span text:style-name="Fuente_20_de_20_párrafo_20_predeter."><text:span text:style-name="T50">LA </text:span></text:span><text:span text:style-name="Fuente_20_de_20_párrafo_20_predeter."><text:span text:style-name="T51">3</text:span></text:span><text:span text:style-name="Fuente_20_de_20_párrafo_20_predeter."><text:span text:style-name="T50">FN </text:span></text:span><text:span text:style-name="Fuente_20_de_20_párrafo_20_predeter."><text:span text:style-name="T51">DESNORMALIZADA y UNIFICADA EN LAS ENTIDADES QUE LO REQUIEREN</text:span></text:span><text:span text:style-name="Fuente_20_de_20_párrafo_20_predeter."><text:span text:style-name="T50"> </text:span></text:span></text:p>
      <text:p text:style-name="P4"><text:span text:style-name="Fuente_20_de_20_párrafo_20_predeter."><text:span text:style-name="T53"/></text:span></text:p>
      <text:p text:style-name="P30"><text:span text:style-name="T86">Sucursal</text:span><text:span text:style-name="T66"> (</text:span><text:span text:style-name="T67">ID_Sucursal</text:span><text:span text:style-name="T66">, DireccionSucursal, NroDireccionSucursal, CiudadSucursal, ProvinciaSucursal)</text:span></text:p>
      <text:p text:style-name="P39"/>
      <text:p text:style-name="P48"><text:span text:style-name="T78">Stock</text:span><text:span text:style-name="T66"> (</text:span><text:span text:style-name="T67">ID_Sucursal</text:span><text:span text:style-name="T66">, </text:span><text:span text:style-name="T67">CodigoArticulo</text:span><text:span text:style-name="T66">, NombreArticulo, FechaArticulo, CantidadArticulo, Estado[entra/sale])</text:span></text:p>
      <text:p text:style-name="P56"/>
      <text:p text:style-name="P49"><text:span text:style-name="T70">Insumo</text:span><text:span text:style-name="T66"> (</text:span><text:span text:style-name="T67">ID_Sucursal</text:span><text:span text:style-name="T66">, </text:span><text:span text:style-name="T67">CodigoInsumo</text:span><text:span text:style-name="T66">, NombreInsumo</text:span><text:span text:style-name="T87">,</text:span><text:span text:style-name="T66"> FechaCompra, CantidadInsumo, EstadoCompra)</text:span></text:p>
      <text:p text:style-name="Standard"/>
      <text:p text:style-name="P50"><text:span text:style-name="T45">Empleado </text:span><text:span text:style-name="T33">(</text:span><text:span text:style-name="T36">ID_Sucursal</text:span><text:span text:style-name="T33">, </text:span><text:span text:style-name="T36">DNI_Empleado</text:span><text:span text:style-name="T33">, </text:span><text:span text:style-name="T43"><text:s/>NombreEmpleado, Apellido</text:span><text:span text:style-name="T33">Empleado, FechaNacimiento, DireccionEmpleado, </text:span><text:span text:style-name="T36">ID_Usuario </text:span><text:span text:style-name="T39">(FK)</text:span><text:span text:style-name="T33">, </text:span><text:span text:style-name="T36">ID_Rol </text:span><text:span text:style-name="T39">(FK)</text:span><text:span text:style-name="T33">, TipoRol, TelefonoEmpleado, Cargo)</text:span></text:p>
      <text:p text:style-name="Standard"/>
      <text:p text:style-name="P30"><text:span text:style-name="T45">UsuarioSucursal </text:span><text:span text:style-name="T33">(</text:span><text:span text:style-name="T36"> ID_Usuario</text:span><text:span text:style-name="T33">, NombreUsuario, ContraseñaUsuario)</text:span></text:p>
      <text:p text:style-name="P30"><text:span text:style-name="T45">Rol </text:span><text:span text:style-name="T33">(</text:span><text:span text:style-name="T36">ID_Rol</text:span><text:span text:style-name="T33">, TipoRol)</text:span></text:p>
      <text:p text:style-name="Standard"><text:soft-page-break/></text:p>
      <text:p text:style-name="P30"><text:span text:style-name="T78">Incentivo </text:span><text:span text:style-name="T66">(</text:span><text:span text:style-name="T67">ID_Sucursal</text:span><text:span text:style-name="T66">, </text:span><text:span text:style-name="T67">DNI_Empleado, ID_Incentivo</text:span><text:span text:style-name="T66">, Año, Mes, TotalProductividad, TotalBonoCapacitacion)</text:span></text:p>
      <text:p text:style-name="Standard"/>
      <text:p text:style-name="P15"><text:span text:style-name="T78">Capacitacion</text:span><text:span text:style-name="T66"> (</text:span><text:span text:style-name="T67">ID_Sucursal</text:span><text:span text:style-name="T66">, </text:span><text:span text:style-name="T67">DNI_Empleado, CodigoCapacitacion,</text:span><text:span text:style-name="T85"> PuntajeCreditos, NombreCapacitacion</text:span><text:span text:style-name="T66">)</text:span></text:p>
      <text:p text:style-name="Standard_20__28_user_29_"/>
      <text:p text:style-name="P51"><text:span text:style-name="T78">Cliente </text:span><text:span text:style-name="T66">( </text:span><text:span text:style-name="T67">ID_Sucursal</text:span><text:span text:style-name="T66">, </text:span><text:span text:style-name="T67">DNI_Cliente</text:span><text:span text:style-name="T66">, NombreCliente, DireccionEntregaCliente,</text:span></text:p>
      <text:p text:style-name="Standard"><text:span text:style-name="T66">LocalidadCliente, CodigoPostalCliente, TelefonoCliente, EmailCliente, </text:span><text:span text:style-name="T67">ID_UsuarioCliente</text:span><text:span text:style-name="T78">(FK)</text:span><text:span text:style-name="T66">)</text:span></text:p>
      <text:p text:style-name="P18"/>
      <text:p text:style-name="Standard"><text:span text:style-name="T78">UsuarioCliente</text:span><text:span text:style-name="T66">(</text:span><text:span text:style-name="T67">ID_UsuarioCliente</text:span><text:span text:style-name="T66">, NombreUsuarioCliente, ContraseñaUsuarioCliente)</text:span></text:p>
      <text:p text:style-name="P18"/>
      <text:p text:style-name="P52"><text:span text:style-name="T78">Pedid</text:span><text:span text:style-name="T80">o</text:span><text:span text:style-name="T66"> ( </text:span><text:span text:style-name="T67">ID_Sucursal</text:span><text:span text:style-name="T66">, </text:span><text:span text:style-name="T67">DNI_Cliente</text:span><text:span text:style-name="T66">, </text:span><text:span text:style-name="T67">ID_Pedido</text:span><text:span text:style-name="T66">, DireccionEntregaPedido, FechaRealizacion,</text:span></text:p>
      <text:p text:style-name="P35">FechaDesde, FechaHasta, PedidoDia1, ImporteDia1, PedidoDia2, ImporteDia2, PedidoDia3, ImporteDia3, PedidoDia4, ImporteDia4, PedidoDia5, ImporteDia5, ImporteTotal, ImporteEnvio)</text:p>
      <text:p text:style-name="P18"/>
      <text:p text:style-name="P16"><text:span text:style-name="T78">Comanda</text:span><text:span text:style-name="T66"> ( </text:span><text:span text:style-name="T67">ID_Sucursal</text:span><text:span text:style-name="T66">, </text:span><text:span text:style-name="T67">DNI_Cliente</text:span><text:span text:style-name="T66">, </text:span><text:span text:style-name="T67">ID_Pedido</text:span><text:span text:style-name="T66">, </text:span><text:span text:style-name="T67">ID_Comanda</text:span><text:span text:style-name="T66">, FechaFabricacion, NombreReceta, IngredienteReceta, UnidadIngrediente, CantidadIngrediente, DetalleConfeccionReceta)</text:span></text:p>
      <text:p text:style-name="P18"/>
      <text:p text:style-name="P30"><text:span text:style-name="T78">Factura</text:span><text:span text:style-name="T66"> (</text:span><text:span text:style-name="T67">ID_Sucursal</text:span><text:span text:style-name="T66">, </text:span><text:span text:style-name="T67">DNI_Cliente</text:span><text:span text:style-name="T66">, </text:span><text:span text:style-name="T67">ID_Pedido</text:span><text:span text:style-name="T66">, </text:span><text:span text:style-name="T67">NroComprobante</text:span><text:span text:style-name="T66">, </text:span><text:span text:style-name="T67">TipoComprobante</text:span><text:span text:style-name="T66">, FechaComprobante, FormaPago)</text:span></text:p>
      <text:p text:style-name="P18"/>
      <text:p text:style-name="P53"><text:span text:style-name="T78">Detalle</text:span><text:span text:style-name="T66"> (</text:span><text:span text:style-name="T67">ID_Sucursal</text:span><text:span text:style-name="T66">, </text:span><text:span text:style-name="T67">DNI_Cliente</text:span><text:span text:style-name="T66">, </text:span><text:span text:style-name="T67">ID_Pedido</text:span><text:span text:style-name="T66">, </text:span><text:span text:style-name="T67">NroComprobante</text:span><text:span text:style-name="T66">, </text:span><text:span text:style-name="T67">TipoComprobante</text:span><text:span text:style-name="T66">, <text:s/></text:span><text:span text:style-name="T67">CodigoVianda</text:span><text:span text:style-name="T66">, NombreProducto, PrecioUnitario, CantidadProducto, Precio_IVA )</text:span></text:p>
      <text:p text:style-name="P38"/>
      <text:p text:style-name="P55"><text:span text:style-name="T45">Despacho</text:span><text:span text:style-name="T33"> (</text:span><text:span text:style-name="T36">ID_Sucursal</text:span><text:span text:style-name="T33">, </text:span><text:span text:style-name="T36">DNI_Cliente</text:span><text:span text:style-name="T33">, </text:span><text:span text:style-name="T36">ID_Pedido,</text:span><text:span text:style-name="T33"> </text:span><text:span text:style-name="T36">ID</text:span><text:span text:style-name="T33">_</text:span><text:span text:style-name="T36">Despacho</text:span><text:span text:style-name="T33">, FechaDespacho, </text:span><text:span text:style-name="T36">ID</text:span><text:span text:style-name="T33">_</text:span><text:span text:style-name="T36">Vianda</text:span><text:span text:style-name="T33"> </text:span><text:span text:style-name="T45">(FK)</text:span><text:span text:style-name="T33">, <text:s/></text:span><text:span text:style-name="T36">ID_Cadete </text:span><text:span text:style-name="T45">(FK)</text:span><text:span text:style-name="T33">) </text:span></text:p>
      <text:p text:style-name="P18"/>
      <text:p text:style-name="P30"><text:span text:style-name="T45">Vianda </text:span><text:span text:style-name="T33">(</text:span><text:span text:style-name="T36">ID</text:span><text:span text:style-name="T33">_</text:span><text:span text:style-name="T36">Vianda</text:span><text:span text:style-name="T33">, TipoVianda, NombreVianda)</text:span></text:p>
      <text:p text:style-name="P30"><text:span text:style-name="T45">Cadete</text:span><text:span text:style-name="T33"> ( </text:span><text:span text:style-name="T36">ID_Cadete</text:span><text:span text:style-name="T33">, VehiculoCadete)</text:span></text:p>
      <text:p text:style-name="P30"/>
      <text:p text:style-name="P30"><text:span text:style-name="T78">Proveedor</text:span><text:span text:style-name="T66"> (</text:span><text:span text:style-name="T67">CUIT_Proveedor</text:span><text:span text:style-name="T66">, NombreProveedor, Tipo_IVA, DireccionProveedor, CiudadProveedor, ProvinciaProveedor, InsumoProvisto, Habilitado [SI/NO])</text:span>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0" svg:font-family="0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1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LO-Normal" style:family="paragraph">
      <style:paragraph-properties fo:hyphenation-ladder-count="no-limit"/>
      <style:text-properties style:font-name-asian="0" style:font-family-asian="0" style:font-family-generic-asian="swiss" style:font-pitch-asian="variable" style:font-name-complex="0" style:font-family-complex="0" style:font-family-generic-complex="swiss" style:font-pitch-complex="variable" fo:hyphenate="false" loext:hyphenation-no-caps="false"/>
    </style:style>
    <style:style style:name="Tabla_20_normal1" style:display-name="Tabla normal1" style:family="paragraph">
      <style:paragraph-properties fo:hyphenation-ladder-count="no-limit"/>
      <style:text-properties fo:hyphenate="true" loext:hyphenation-no-caps="false"/>
    </style:style>
    <style:style style:name="Standard_20__28_user_29_" style:display-name="Standard (user)" style:family="paragraph">
      <style:paragraph-properties fo:hyphenation-ladder-count="no-limit"/>
      <style:text-properties fo:hyphenate="false" loext:hyphenation-no-caps="false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baseline"/>
      <style:text-properties style:font-name="Liberation Serif" fo:font-family="'Liberation Serif'" style:font-family-generic="roman" style:font-pitch="variable" fo:font-size="12pt" fo:language="es" fo:country="AR" style:letter-kerning="true" style:font-name-asian="NSimSun" style:font-family-asian="NSimSun" style:font-family-generic-asian="modern" style:font-pitch-asian="fixed" style:font-size-asian="12pt" style:language-asian="zh" style:country-asian="CN" style:font-name-complex="Lucida Sans" style:font-family-complex="'Lucida Sans'" style:font-family-generic-complex="swiss" style:font-pitch-complex="variable" style:font-size-complex="12pt" style:language-complex="hi" style:country-complex="IN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ma</meta:initial-creator>
    <meta:creation-date>2024-09-11T14:58:00Z</meta:creation-date>
    <dc:date>2024-09-13T21:00:36.676000000</dc:date>
    <meta:editing-cycles>93</meta:editing-cycles>
    <meta:editing-duration>PT4H4M52S</meta:editing-duration>
    <meta:document-statistic meta:table-count="0" meta:image-count="0" meta:object-count="0" meta:page-count="7" meta:paragraph-count="130" meta:word-count="992" meta:character-count="13188" meta:non-whitespace-character-count="12311"/>
    <meta:template xlink:type="simple" xlink:actuate="onRequest" xlink:title="" xlink:href="Normal.dotm"/>
  </office:meta>
</office:document-meta>
</file>